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Georgia" svg:font-family="Georgia, serif"/>
    <style:font-face style:name="Lohit Devanagari1" svg:font-family="'Lohit Devanagari'"/>
    <style:font-face style:name="Monospace1" svg:font-family="Monospace"/>
    <style:font-face style:name="Raleway" svg:font-family="Raleway, sans-serif"/>
    <style:font-face style:name="inherit" svg:font-family="inherit"/>
    <style:font-face style:name="monospace" svg:font-family="monospace"/>
    <style:font-face style:name="monospace1" svg:font-family="monospace, serif"/>
    <style:font-face style:name="sans-serif" svg:font-family="sans-serif"/>
    <style:font-face style:name="Monospace2"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start" style:justify-single-word="false"/>
      <style:text-properties fo:font-size="10.5pt" fo:font-weight="normal" officeooo:rsid="001ca9eb" officeooo:paragraph-rsid="001ca9eb" style:font-size-asian="9.14999961853027pt" style:font-weight-asian="normal" style:font-size-complex="10.5pt" style:font-weight-complex="normal"/>
    </style:style>
    <style:style style:name="P2" style:family="paragraph" style:parent-style-name="Text_20_body">
      <style:paragraph-properties fo:text-align="start" style:justify-single-word="false"/>
      <style:text-properties fo:font-size="14pt" officeooo:rsid="0006ab2b" officeooo:paragraph-rsid="0006ab2b" style:font-size-asian="14pt" style:font-size-complex="14pt"/>
    </style:style>
    <style:style style:name="P3" style:family="paragraph" style:parent-style-name="Text_20_body">
      <style:paragraph-properties fo:text-align="start" style:justify-single-word="false"/>
      <style:text-properties fo:font-size="14pt" officeooo:rsid="0009b7bc" officeooo:paragraph-rsid="000bbeef" style:font-size-asian="14pt" style:font-size-complex="14pt"/>
    </style:style>
    <style:style style:name="P4" style:family="paragraph" style:parent-style-name="Text_20_body">
      <style:paragraph-properties fo:text-align="start" style:justify-single-word="false"/>
      <style:text-properties fo:font-size="14pt" fo:font-weight="normal" officeooo:rsid="000eb990" officeooo:paragraph-rsid="000eb990" style:font-size-asian="14pt" style:font-weight-asian="normal" style:font-size-complex="14pt" style:font-weight-complex="normal"/>
    </style:style>
    <style:style style:name="P5" style:family="paragraph" style:parent-style-name="Text_20_body">
      <style:paragraph-properties fo:text-align="start" style:justify-single-word="false"/>
      <style:text-properties fo:font-size="14pt" fo:font-weight="normal" officeooo:rsid="001085a7" officeooo:paragraph-rsid="001085a7" style:font-size-asian="14pt" style:font-weight-asian="normal" style:font-size-complex="14pt" style:font-weight-complex="normal"/>
    </style:style>
    <style:style style:name="P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7" style:family="paragraph" style:parent-style-name="Text_20_body">
      <style:paragraph-properties fo:margin-left="0in" fo:margin-right="0in" fo:margin-top="0.052in" fo:margin-bottom="0.1563in" loext:contextual-spacing="false" fo:orphans="2" fo:widows="2" fo:text-indent="0in" style:auto-text-indent="false" fo:padding="0in" fo:border="none"/>
    </style:style>
    <style:style style:name="P8" style:family="paragraph" style:parent-style-name="Text_20_body">
      <style:paragraph-properties fo:margin-left="0in" fo:margin-right="0in" fo:margin-top="0in" fo:margin-bottom="0.2709in" loext:contextual-spacing="false" fo:text-align="start" style:justify-single-word="false" fo:orphans="2" fo:widows="2" fo:text-indent="0in" style:auto-text-indent="false" fo:padding="0in" fo:border="none"/>
      <style:text-properties officeooo:paragraph-rsid="00202a0d"/>
    </style:style>
    <style:style style:name="P9" style:family="paragraph" style:parent-style-name="Text_20_body">
      <style:paragraph-properties fo:margin-left="0.302in" fo:margin-right="0in" fo:text-indent="0in" style:auto-text-indent="false"/>
    </style:style>
    <style:style style:name="P10" style:family="paragraph" style:parent-style-name="Standard">
      <style:paragraph-properties fo:text-align="start" style:justify-single-word="false"/>
      <style:text-properties fo:color="#000000" style:font-name="Monospace" fo:font-size="10pt" fo:font-weight="normal" officeooo:rsid="0016d0bc" officeooo:paragraph-rsid="001a3557" style:font-size-asian="10pt" style:font-weight-asian="normal" style:font-size-complex="10.5pt" style:font-weight-complex="normal"/>
    </style:style>
    <style:style style:name="P11" style:family="paragraph" style:parent-style-name="Standard">
      <style:paragraph-properties fo:text-align="start" style:justify-single-word="false"/>
      <style:text-properties fo:color="#000000" style:font-name="Monospace" fo:font-size="10pt" fo:font-weight="normal" officeooo:rsid="0016d0bc" officeooo:paragraph-rsid="00172edb" style:font-size-asian="10pt" style:font-weight-asian="normal" style:font-size-complex="10.5pt" style:font-weight-complex="normal"/>
    </style:style>
    <style:style style:name="P12" style:family="paragraph" style:parent-style-name="Standard">
      <style:paragraph-properties fo:text-align="start" style:justify-single-word="false"/>
      <style:text-properties fo:color="#000000" style:font-name="Monospace" fo:font-size="10pt" fo:font-weight="normal" officeooo:rsid="0016d0bc" officeooo:paragraph-rsid="0016d0bc" style:font-size-asian="10pt" style:font-weight-asian="normal" style:font-size-complex="10.5pt" style:font-weight-complex="normal"/>
    </style:style>
    <style:style style:name="P13" style:family="paragraph" style:parent-style-name="Standard">
      <style:paragraph-properties fo:text-align="start" style:justify-single-word="false"/>
      <style:text-properties fo:color="#000000" style:font-name="Monospace" fo:font-size="10pt" fo:font-weight="normal" officeooo:rsid="0016d0bc" officeooo:paragraph-rsid="0014dadb" style:font-size-asian="10pt" style:font-weight-asian="normal" style:font-size-complex="10.5pt" style:font-weight-complex="normal"/>
    </style:style>
    <style:style style:name="P14" style:family="paragraph" style:parent-style-name="Standard">
      <style:paragraph-properties fo:text-align="start" style:justify-single-word="false"/>
      <style:text-properties fo:color="#000000" style:font-name="Monospace" fo:font-size="10pt" fo:font-weight="normal" officeooo:rsid="00172edb" officeooo:paragraph-rsid="00172edb" style:font-size-asian="10pt" style:font-weight-asian="normal" style:font-size-complex="10.5pt" style:font-weight-complex="normal"/>
    </style:style>
    <style:style style:name="P15" style:family="paragraph" style:parent-style-name="Standard">
      <style:paragraph-properties fo:text-align="start" style:justify-single-word="false"/>
      <style:text-properties fo:color="#000000" style:font-name="Monospace" fo:font-size="10pt" fo:font-weight="normal" officeooo:rsid="001d20ef" officeooo:paragraph-rsid="001ca9eb" style:font-size-asian="10pt" style:font-weight-asian="normal" style:font-size-complex="10.5pt" style:font-weight-complex="normal"/>
    </style:style>
    <style:style style:name="P16" style:family="paragraph" style:parent-style-name="Standard">
      <style:paragraph-properties fo:text-align="start" style:justify-single-word="false"/>
      <style:text-properties fo:color="#000000" style:font-name="Monospace" fo:font-size="10pt" fo:font-weight="normal" officeooo:rsid="001da183" officeooo:paragraph-rsid="001da183" style:font-size-asian="10pt" style:font-weight-asian="normal" style:font-size-complex="10.5pt" style:font-weight-complex="normal"/>
    </style:style>
    <style:style style:name="P17" style:family="paragraph" style:parent-style-name="Standard">
      <style:paragraph-properties fo:text-align="start" style:justify-single-word="false"/>
      <style:text-properties fo:color="#000000" style:font-name="Monospace" fo:font-size="10pt" fo:font-weight="normal" officeooo:rsid="0014dadb" officeooo:paragraph-rsid="0014dadb" style:font-size-asian="10pt" style:font-weight-asian="normal" style:font-size-complex="10.5pt" style:font-weight-complex="normal"/>
    </style:style>
    <style:style style:name="P18" style:family="paragraph" style:parent-style-name="Standard">
      <style:paragraph-properties fo:text-align="start" style:justify-single-word="false"/>
      <style:text-properties fo:color="#000000" style:font-name="Monospace" fo:font-size="10pt" fo:font-weight="normal" officeooo:rsid="0014dadb" officeooo:paragraph-rsid="0022ba96" style:font-size-asian="10pt" style:font-weight-asian="normal" style:font-size-complex="10.5pt" style:font-weight-complex="normal"/>
    </style:style>
    <style:style style:name="P19" style:family="paragraph" style:parent-style-name="Standard">
      <style:paragraph-properties fo:text-align="start" style:justify-single-word="false"/>
      <style:text-properties fo:color="#000000" style:font-name="Monospace" fo:font-size="10pt" fo:font-weight="normal" officeooo:rsid="0013d18d" officeooo:paragraph-rsid="0013d18d" style:font-size-asian="10pt" style:font-weight-asian="normal" style:font-size-complex="10.5pt" style:font-weight-complex="normal"/>
    </style:style>
    <style:style style:name="P20" style:family="paragraph" style:parent-style-name="Standard">
      <style:paragraph-properties fo:text-align="start" style:justify-single-word="false"/>
      <style:text-properties fo:color="#000000" style:font-name="Monospace" fo:font-size="10pt" fo:font-weight="normal" officeooo:rsid="0013d18d" officeooo:paragraph-rsid="0022ba96" style:font-size-asian="10pt" style:font-weight-asian="normal" style:font-size-complex="10.5pt" style:font-weight-complex="normal"/>
    </style:style>
    <style:style style:name="P21" style:family="paragraph" style:parent-style-name="Standard">
      <style:paragraph-properties fo:text-align="start" style:justify-single-word="false"/>
      <style:text-properties fo:color="#000000" style:font-name="Monospace" fo:font-size="10pt" fo:font-weight="normal" officeooo:rsid="0011068a" officeooo:paragraph-rsid="0011068a" style:font-size-asian="10pt" style:font-weight-asian="normal" style:font-size-complex="14pt" style:font-weight-complex="normal"/>
    </style:style>
    <style:style style:name="P22" style:family="paragraph" style:parent-style-name="Standard">
      <style:paragraph-properties fo:text-align="start" style:justify-single-word="false"/>
      <style:text-properties fo:color="#000000" style:font-name="Monospace" fo:font-size="10pt" fo:font-weight="bold" officeooo:rsid="0016d0bc" officeooo:paragraph-rsid="0016d0bc" style:font-size-asian="10pt" style:font-weight-asian="bold" style:font-size-complex="10.5pt" style:font-weight-complex="bold"/>
    </style:style>
    <style:style style:name="P23" style:family="paragraph" style:parent-style-name="Standard">
      <style:paragraph-properties fo:text-align="start" style:justify-single-word="false"/>
      <style:text-properties fo:color="#000000" style:font-name="Monospace" fo:font-size="10pt" fo:font-weight="bold" officeooo:rsid="0016d0bc" officeooo:paragraph-rsid="00172edb" style:font-size-asian="10pt" style:font-weight-asian="bold" style:font-size-complex="10.5pt" style:font-weight-complex="bold"/>
    </style:style>
    <style:style style:name="P24" style:family="paragraph" style:parent-style-name="Standard">
      <style:paragraph-properties fo:text-align="start" style:justify-single-word="false"/>
      <style:text-properties fo:color="#000000" style:font-name="Monospace" fo:font-size="10pt" fo:font-weight="bold" officeooo:rsid="0014dadb" officeooo:paragraph-rsid="0014dadb" style:font-size-asian="10pt" style:font-weight-asian="bold" style:font-size-complex="10.5pt" style:font-weight-complex="bold"/>
    </style:style>
    <style:style style:name="P25" style:family="paragraph" style:parent-style-name="Standard">
      <style:paragraph-properties fo:text-align="start" style:justify-single-word="false"/>
      <style:text-properties fo:color="#000000" style:font-name="Monospace" fo:font-size="10.5pt" fo:font-weight="normal" officeooo:rsid="0013d18d" officeooo:paragraph-rsid="0013d18d" style:font-size-asian="9.14999961853027pt" style:font-weight-asian="normal" style:font-size-complex="10.5pt" style:font-weight-complex="normal"/>
    </style:style>
    <style:style style:name="P26" style:family="paragraph" style:parent-style-name="Standard">
      <style:paragraph-properties fo:text-align="start" style:justify-single-word="false"/>
      <style:text-properties fo:color="#000000" style:font-name="Monospace" fo:font-size="10.5pt" fo:font-weight="normal" officeooo:rsid="0012dca2" officeooo:paragraph-rsid="0012dca2" style:font-size-asian="9.14999961853027pt" style:font-weight-asian="normal" style:font-size-complex="10.5pt" style:font-weight-complex="normal"/>
    </style:style>
    <style:style style:name="P27" style:family="paragraph" style:parent-style-name="Standard">
      <style:paragraph-properties fo:text-align="start" style:justify-single-word="false"/>
      <style:text-properties fo:color="#000000" style:font-name="Monospace" fo:font-size="10.5pt" fo:font-weight="normal" officeooo:rsid="00114318" officeooo:paragraph-rsid="00114318" style:font-size-asian="9.14999961853027pt" style:font-weight-asian="normal" style:font-size-complex="10.5pt" style:font-weight-complex="normal"/>
    </style:style>
    <style:style style:name="P28" style:family="paragraph" style:parent-style-name="Standard">
      <style:paragraph-properties fo:text-align="start" style:justify-single-word="false"/>
      <style:text-properties fo:color="#000000" style:font-name="Monospace" fo:font-size="13pt" fo:font-weight="normal" officeooo:rsid="00114318" officeooo:paragraph-rsid="00114318" style:font-size-asian="13pt" style:font-weight-asian="normal" style:font-size-complex="13pt" style:font-weight-complex="normal"/>
    </style:style>
    <style:style style:name="P29" style:family="paragraph" style:parent-style-name="Standard">
      <style:paragraph-properties fo:text-align="start" style:justify-single-word="false"/>
      <style:text-properties fo:color="#000000" style:font-name="Monospace" fo:font-size="13pt" fo:font-weight="bold" officeooo:rsid="00114318" officeooo:paragraph-rsid="00114318" style:font-size-asian="13pt" style:font-weight-asian="bold" style:font-size-complex="13pt" style:font-weight-complex="bold"/>
    </style:style>
    <style:style style:name="P30" style:family="paragraph" style:parent-style-name="Standard">
      <style:paragraph-properties fo:text-align="start" style:justify-single-word="false"/>
      <style:text-properties fo:font-variant="normal" fo:text-transform="none" fo:color="#000000" style:font-name="Monospace" fo:font-size="10pt" fo:letter-spacing="normal" fo:font-style="normal" fo:font-weight="normal" officeooo:rsid="00172edb" officeooo:paragraph-rsid="00172edb" style:font-size-asian="10pt" style:font-weight-asian="normal" style:font-size-complex="10.5pt" style:font-weight-complex="normal"/>
    </style:style>
    <style:style style:name="P31" style:family="paragraph" style:parent-style-name="Standard">
      <style:paragraph-properties fo:text-align="start" style:justify-single-word="false"/>
      <style:text-properties fo:font-variant="normal" fo:text-transform="none" fo:color="#000000" style:font-name="Monospace" fo:font-size="10pt" fo:letter-spacing="normal" fo:font-style="normal" fo:font-weight="normal" officeooo:rsid="00172edb" officeooo:paragraph-rsid="001e7b68" style:font-size-asian="10pt" style:font-weight-asian="normal" style:font-size-complex="10.5pt" style:font-weight-complex="normal"/>
    </style:style>
    <style:style style:name="P32" style:family="paragraph" style:parent-style-name="Standard">
      <style:paragraph-properties fo:text-align="start" style:justify-single-word="false"/>
      <style:text-properties fo:font-size="14pt" officeooo:rsid="0006ab2b" officeooo:paragraph-rsid="0006ab2b" style:font-size-asian="14pt" style:font-size-complex="14pt"/>
    </style:style>
    <style:style style:name="P33" style:family="paragraph" style:parent-style-name="Standard">
      <style:paragraph-properties fo:text-align="start" style:justify-single-word="false"/>
      <style:text-properties fo:font-size="14pt" officeooo:rsid="00219d24" officeooo:paragraph-rsid="00219d24" style:font-size-asian="14pt" style:font-size-complex="14pt"/>
    </style:style>
    <style:style style:name="P34" style:family="paragraph" style:parent-style-name="Standard">
      <style:paragraph-properties fo:text-align="center" style:justify-single-word="false"/>
      <style:text-properties fo:font-size="14pt" officeooo:rsid="0005ca5a" officeooo:paragraph-rsid="0005ca5a" style:font-size-asian="14pt" style:font-size-complex="14pt"/>
    </style:style>
    <style:style style:name="P35" style:family="paragraph" style:parent-style-name="Standard">
      <style:paragraph-properties fo:text-align="start" style:justify-single-word="false"/>
      <style:text-properties fo:font-size="14pt" fo:font-weight="normal" officeooo:rsid="0011068a" officeooo:paragraph-rsid="0011068a"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fo:font-size="10.5pt" fo:font-weight="normal" officeooo:rsid="001da183" officeooo:paragraph-rsid="001da183" style:font-size-asian="9.14999961853027pt" style:font-weight-asian="normal" style:font-size-complex="10.5pt" style:font-weight-complex="normal"/>
    </style:style>
    <style:style style:name="P37" style:family="paragraph" style:parent-style-name="Standard">
      <style:paragraph-properties fo:text-align="start" style:justify-single-word="false"/>
      <style:text-properties fo:font-size="10.5pt" fo:font-weight="normal" officeooo:rsid="001ca9eb" officeooo:paragraph-rsid="001ca9eb" style:font-size-asian="9.14999961853027pt" style:font-weight-asian="normal" style:font-size-complex="10.5pt" style:font-weight-complex="normal"/>
    </style:style>
    <style:style style:name="P38" style:family="paragraph" style:parent-style-name="Standard">
      <style:paragraph-properties fo:text-align="start" style:justify-single-word="false"/>
      <style:text-properties fo:font-size="10.5pt" fo:font-weight="normal" officeooo:rsid="00172edb" officeooo:paragraph-rsid="00172edb" style:font-size-asian="9.14999961853027pt" style:font-weight-asian="normal" style:font-size-complex="10.5pt" style:font-weight-complex="normal"/>
    </style:style>
    <style:style style:name="P39" style:family="paragraph" style:parent-style-name="Standard">
      <style:paragraph-properties fo:text-align="start" style:justify-single-word="false"/>
      <style:text-properties fo:font-size="10.5pt" fo:font-weight="normal" officeooo:rsid="0014dadb" officeooo:paragraph-rsid="0014dadb" style:font-size-asian="9.14999961853027pt" style:font-weight-asian="normal" style:font-size-complex="10.5pt" style:font-weight-complex="normal"/>
    </style:style>
    <style:style style:name="P40" style:family="paragraph" style:parent-style-name="Standard">
      <style:paragraph-properties fo:text-align="start" style:justify-single-word="false"/>
      <style:text-properties fo:font-size="10.5pt" fo:font-weight="normal" officeooo:rsid="0013d18d" officeooo:paragraph-rsid="0013d18d" style:font-size-asian="9.14999961853027pt" style:font-weight-asian="normal" style:font-size-complex="10.5pt" style:font-weight-complex="normal"/>
    </style:style>
    <style:style style:name="P41" style:family="paragraph" style:parent-style-name="Standard">
      <style:paragraph-properties fo:text-align="start" style:justify-single-word="false"/>
      <style:text-properties fo:font-size="10.5pt" fo:font-weight="normal" officeooo:rsid="00139158" officeooo:paragraph-rsid="00139158" style:font-size-asian="9.14999961853027pt" style:font-weight-asian="normal" style:font-size-complex="10.5pt" style:font-weight-complex="normal"/>
    </style:style>
    <style:style style:name="P42" style:family="paragraph" style:parent-style-name="Standard">
      <style:paragraph-properties fo:text-align="start" style:justify-single-word="false"/>
      <style:text-properties fo:font-size="10.5pt" fo:font-weight="normal" officeooo:rsid="00114318" officeooo:paragraph-rsid="0012dca2" style:font-size-asian="9.14999961853027pt" style:font-weight-asian="normal" style:font-size-complex="10.5pt" style:font-weight-complex="normal"/>
    </style:style>
    <style:style style:name="P43" style:family="paragraph" style:parent-style-name="Standard">
      <style:paragraph-properties fo:text-align="start" style:justify-single-word="false"/>
      <style:text-properties fo:font-size="10.5pt" fo:font-weight="bold" officeooo:rsid="0014dadb" officeooo:paragraph-rsid="0016d0bc" style:font-size-asian="9.14999961853027pt" style:font-weight-asian="bold" style:font-size-complex="10.5pt" style:font-weight-complex="bold"/>
    </style:style>
    <style:style style:name="P44" style:family="paragraph" style:parent-style-name="Standard">
      <style:paragraph-properties fo:margin-left="0in" fo:margin-right="0in" fo:text-align="start" style:justify-single-word="false" fo:text-indent="0in" style:auto-text-indent="false"/>
    </style:style>
    <style:style style:name="P45" style:family="paragraph" style:parent-style-name="Standard">
      <style:paragraph-properties fo:margin-left="0in" fo:margin-right="0in" fo:text-align="start" style:justify-single-word="false" fo:text-indent="0in" style:auto-text-indent="false"/>
      <style:text-properties fo:color="#646464" style:font-name="Monospace" fo:font-size="10pt" style:font-size-asian="10pt"/>
    </style:style>
    <style:style style:name="P46"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47" style:family="paragraph" style:parent-style-name="Standard">
      <style:paragraph-properties fo:margin-left="0in" fo:margin-right="0in" fo:text-align="start" style:justify-single-word="false" fo:text-indent="0in" style:auto-text-indent="false"/>
      <style:text-properties fo:color="#3f7f5f" style:font-name="Monospace" fo:font-size="10pt" style:font-size-asian="10pt"/>
    </style:style>
    <style:style style:name="P48"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49"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officeooo:rsid="000ccc0f" officeooo:paragraph-rsid="000ccc0f" fo:background-color="#e8f2fe" style:font-size-asian="10pt"/>
    </style:style>
    <style:style style:name="P50"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none"/>
      <style:text-properties fo:color="#000000" style:font-name="Monospace" fo:font-size="10pt" officeooo:rsid="000a6fde" officeooo:paragraph-rsid="000a6fde" style:font-size-asian="10pt"/>
    </style:style>
    <style:style style:name="P51"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rsid="000a6fde" officeooo:paragraph-rsid="000a6fde"/>
    </style:style>
    <style:style style:name="P52"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rsid="000ccc0f" officeooo:paragraph-rsid="000ccc0f"/>
    </style:style>
    <style:style style:name="P53" style:family="paragraph" style:parent-style-name="Text_20_body" style:list-style-name="L1"/>
    <style:style style:name="P54" style:family="paragraph" style:parent-style-name="Text_20_body" style:list-style-name="L1">
      <style:paragraph-properties fo:text-align="start" style:justify-single-word="false"/>
      <style:text-properties fo:font-size="14pt" officeooo:rsid="0006ab2b" officeooo:paragraph-rsid="0006ab2b" style:font-size-asian="14pt" style:font-size-complex="14pt"/>
    </style:style>
    <style:style style:name="P55" style:family="paragraph" style:parent-style-name="Text_20_body">
      <style:paragraph-properties fo:text-align="start" style:justify-single-word="false"/>
      <style:text-properties fo:font-size="14pt" officeooo:rsid="0006ab2b" officeooo:paragraph-rsid="0006ab2b" style:font-size-asian="14pt" style:font-size-complex="14pt"/>
    </style:style>
    <style:style style:name="P56" style:family="paragraph" style:parent-style-name="Text_20_body">
      <style:paragraph-properties fo:text-align="start" style:justify-single-word="false"/>
      <style:text-properties fo:font-size="14pt" officeooo:rsid="0007b5fa" officeooo:paragraph-rsid="0007b5fa" style:font-size-asian="14pt" style:font-size-complex="14pt"/>
    </style:style>
    <style:style style:name="P57" style:family="paragraph" style:parent-style-name="Text_20_body">
      <style:paragraph-properties fo:text-align="start" style:justify-single-word="false"/>
      <style:text-properties fo:font-size="14pt" fo:font-weight="normal" officeooo:rsid="001085a7" officeooo:paragraph-rsid="001085a7" style:font-size-asian="14pt" style:font-weight-asian="normal" style:font-size-complex="14pt" style:font-weight-complex="normal"/>
    </style:style>
    <style:style style:name="P58" style:family="paragraph" style:parent-style-name="Text_20_body">
      <style:paragraph-properties fo:text-align="start" style:justify-single-word="false"/>
      <style:text-properties fo:font-size="14pt" fo:font-weight="normal" officeooo:rsid="0021919d" officeooo:paragraph-rsid="0021919d" style:font-size-asian="14pt" style:font-weight-asian="normal" style:font-size-complex="14pt" style:font-weight-complex="normal"/>
    </style:style>
    <style:style style:name="P59" style:family="paragraph" style:parent-style-name="Text_20_body">
      <style:paragraph-properties fo:text-align="start" style:justify-single-word="false"/>
      <style:text-properties fo:font-size="14pt" fo:font-weight="normal" officeooo:rsid="0011068a" officeooo:paragraph-rsid="0011068a" style:font-size-asian="14pt" style:font-weight-asian="normal" style:font-size-complex="14pt" style:font-weight-complex="normal"/>
    </style:style>
    <style:style style:name="P60" style:family="paragraph" style:parent-style-name="Text_20_body">
      <style:paragraph-properties fo:text-align="start" style:justify-single-word="false"/>
      <style:text-properties fo:font-size="14pt" fo:font-weight="normal" officeooo:rsid="000ccc0f" officeooo:paragraph-rsid="000ccc0f" style:font-size-asian="14pt" style:font-weight-asian="normal" style:font-size-complex="14pt" style:font-weight-complex="normal"/>
    </style:style>
    <style:style style:name="P61" style:family="paragraph" style:parent-style-name="Text_20_body">
      <style:paragraph-properties fo:text-align="start" style:justify-single-word="false"/>
      <style:text-properties fo:font-size="14pt" fo:font-weight="bold" officeooo:rsid="000eb990" officeooo:paragraph-rsid="000eb990" style:font-size-asian="14pt" style:font-weight-asian="bold" style:font-size-complex="14pt" style:font-weight-complex="bold"/>
    </style:style>
    <style:style style:name="P62" style:family="paragraph" style:parent-style-name="Text_20_body">
      <style:paragraph-properties fo:text-align="start" style:justify-single-word="false"/>
      <style:text-properties fo:color="#000000" style:font-name="Monospace" fo:font-size="10pt" fo:font-weight="normal" officeooo:rsid="00172edb" officeooo:paragraph-rsid="00172edb" style:font-size-asian="10pt" style:font-weight-asian="normal" style:font-size-complex="10.5pt" style:font-weight-complex="normal"/>
    </style:style>
    <style:style style:name="P63" style:family="paragraph" style:parent-style-name="Text_20_body">
      <style:paragraph-properties fo:text-align="start" style:justify-single-word="false"/>
      <style:text-properties fo:font-variant="normal" fo:text-transform="none" fo:color="#242729" style:font-name="Arial" fo:font-size="11.25pt" fo:letter-spacing="normal" fo:font-style="normal" fo:font-weight="bold" officeooo:rsid="0007b5fa" officeooo:paragraph-rsid="0007b5fa" style:font-size-asian="12pt" style:font-weight-asian="bold" style:font-size-complex="12pt" style:font-weight-complex="bold"/>
    </style:style>
    <style:style style:name="P64" style:family="paragraph" style:parent-style-name="Text_20_body">
      <style:paragraph-properties fo:text-align="start" style:justify-single-word="false"/>
      <style:text-properties fo:font-variant="normal" fo:text-transform="none" fo:color="#000000" style:font-name="Monospace" fo:font-size="10pt" fo:letter-spacing="normal" fo:font-style="normal" fo:font-weight="normal" officeooo:rsid="00172edb" officeooo:paragraph-rsid="001a3557" style:font-size-asian="10pt" style:font-weight-asian="normal" style:font-size-complex="10.5pt" style:font-weight-complex="normal"/>
    </style:style>
    <style:style style:name="P65" style:family="paragraph" style:parent-style-name="Text_20_body">
      <style:paragraph-properties fo:text-align="start" style:justify-single-word="false"/>
      <style:text-properties fo:font-variant="normal" fo:text-transform="none" fo:color="#666666" style:font-name="Raleway" fo:font-size="12pt" fo:letter-spacing="normal" fo:font-style="normal" fo:font-weight="normal" officeooo:rsid="00172edb" officeooo:paragraph-rsid="00172edb" style:font-size-asian="10pt" style:font-weight-asian="normal" style:font-size-complex="10.5pt" style:font-weight-complex="normal"/>
    </style:style>
    <style:style style:name="P66" style:family="paragraph" style:parent-style-name="Text_20_body">
      <style:paragraph-properties fo:text-align="start" style:justify-single-word="false"/>
      <style:text-properties fo:font-size="12pt" officeooo:rsid="0006ab2b" officeooo:paragraph-rsid="0006ab2b" style:font-size-asian="12pt" style:font-size-complex="12pt"/>
    </style:style>
    <style:style style:name="P67" style:family="paragraph" style:parent-style-name="Text_20_body">
      <style:paragraph-properties fo:text-align="start" style:justify-single-word="false"/>
      <style:text-properties fo:font-size="12pt" officeooo:rsid="0009b7bc" officeooo:paragraph-rsid="00080c20" style:font-size-asian="12pt" style:font-size-complex="12pt"/>
    </style:style>
    <style:style style:name="P68" style:family="paragraph" style:parent-style-name="Text_20_body">
      <style:paragraph-properties fo:text-align="start" style:justify-single-word="false"/>
      <style:text-properties fo:font-size="12pt" officeooo:rsid="00080c20" officeooo:paragraph-rsid="00080c20" style:font-size-asian="12pt" style:font-size-complex="12pt"/>
    </style:style>
    <style:style style:name="P69" style:family="paragraph" style:parent-style-name="Text_20_body">
      <style:paragraph-properties fo:text-align="start" style:justify-single-word="false"/>
      <style:text-properties fo:font-size="12pt" officeooo:rsid="0007b5fa" officeooo:paragraph-rsid="0007b5fa" style:font-size-asian="12pt" style:font-size-complex="12pt"/>
    </style:style>
    <style:style style:name="P70" style:family="paragraph" style:parent-style-name="Text_20_body">
      <style:paragraph-properties fo:text-align="start" style:justify-single-word="false"/>
      <style:text-properties fo:font-size="12pt" fo:font-weight="normal" officeooo:rsid="000ccc0f" officeooo:paragraph-rsid="000ccc0f" style:font-size-asian="12pt" style:font-weight-asian="normal" style:font-size-complex="12pt" style:font-weight-complex="normal"/>
    </style:style>
    <style:style style:name="P71" style:family="paragraph" style:parent-style-name="Text_20_body">
      <style:paragraph-properties fo:text-align="start" style:justify-single-word="false"/>
      <style:text-properties fo:font-size="12pt" fo:font-weight="bold" officeooo:rsid="000ccc0f" officeooo:paragraph-rsid="000ccc0f" style:font-size-asian="12pt" style:font-weight-asian="bold" style:font-size-complex="12pt" style:font-weight-complex="bold"/>
    </style:style>
    <style:style style:name="P72" style:family="paragraph" style:parent-style-name="Text_20_body">
      <style:paragraph-properties fo:text-align="start" style:justify-single-word="false"/>
      <style:text-properties fo:font-size="12pt" fo:font-weight="bold" officeooo:rsid="0009b7bc" officeooo:paragraph-rsid="000bbeef" style:font-size-asian="12pt" style:font-weight-asian="bold" style:font-size-complex="12pt" style:font-weight-complex="bold"/>
    </style:style>
    <style:style style:name="P73" style:family="paragraph" style:parent-style-name="Text_20_body" style:list-style-name="L1">
      <style:paragraph-properties fo:margin-top="0in" fo:margin-bottom="0in" loext:contextual-spacing="false"/>
    </style:style>
    <style:style style:name="P74" style:family="paragraph" style:parent-style-name="Text_20_body">
      <style:paragraph-properties fo:margin-left="0in" fo:margin-right="0in" fo:margin-top="0in" fo:margin-bottom="0.2709in" loext:contextual-spacing="false" fo:text-align="start" style:justify-single-word="false" fo:orphans="2" fo:widows="2" fo:text-indent="0in" style:auto-text-indent="false" fo:padding="0in" fo:border="none"/>
      <style:text-properties fo:font-variant="normal" fo:text-transform="none" fo:color="#666666" style:font-name="Raleway" fo:font-size="12pt" fo:letter-spacing="normal" fo:font-style="normal" fo:font-weight="bold" officeooo:paragraph-rsid="00202a0d" style:font-weight-asian="bold" style:font-weight-complex="bold"/>
    </style:style>
    <style:style style:name="P75" style:family="paragraph" style:parent-style-name="Text_20_body">
      <style:paragraph-properties fo:margin-left="0in" fo:margin-right="0in" fo:margin-top="0in" fo:margin-bottom="0.2709in" loext:contextual-spacing="false" fo:text-align="start" style:justify-single-word="false" fo:orphans="2" fo:widows="2" fo:text-indent="0in" style:auto-text-indent="false" fo:padding="0in" fo:border="none"/>
      <style:text-properties fo:font-variant="normal" fo:text-transform="none" fo:color="#666666" style:font-name="Raleway" fo:font-size="12pt" fo:letter-spacing="normal" fo:font-style="normal" fo:font-weight="normal"/>
    </style:style>
    <style:style style:name="P76" style:family="paragraph" style:parent-style-name="Text_20_body">
      <style:paragraph-properties fo:margin-left="0in" fo:margin-right="0in" fo:margin-top="0in" fo:margin-bottom="0.2709in" loext:contextual-spacing="false" fo:text-align="start" style:justify-single-word="false" fo:orphans="2" fo:widows="2" fo:text-indent="0in" style:auto-text-indent="false" fo:padding="0in" fo:border="none"/>
      <style:text-properties officeooo:paragraph-rsid="00202a0d"/>
    </style:style>
    <style:style style:name="P77" style:family="paragraph" style:parent-style-name="Text_20_body">
      <style:paragraph-properties fo:margin-left="0in" fo:margin-right="0in" fo:margin-top="0in" fo:margin-bottom="0.2709in" loext:contextual-spacing="false" fo:text-align="start" style:justify-single-word="false" fo:orphans="2" fo:widows="2" fo:text-indent="0in" style:auto-text-indent="false" fo:padding="0in" fo:border="none"/>
      <style:text-properties officeooo:paragraph-rsid="0022cb96"/>
    </style:style>
    <style:style style:name="P78" style:family="paragraph" style:parent-style-name="Text_20_body" style:list-style-name="L2">
      <style:paragraph-properties fo:margin-left="0in" fo:margin-right="0in" fo:margin-top="0in" fo:margin-bottom="0.2709in" loext:contextual-spacing="false" fo:text-align="start" style:justify-single-word="false" fo:orphans="2" fo:widows="2" fo:text-indent="0in" style:auto-text-indent="false" fo:padding="0in" fo:border="none"/>
    </style:style>
    <style:style style:name="P79" style:family="paragraph" style:parent-style-name="Text_20_body" style:list-style-name="L3">
      <style:paragraph-properties fo:margin-left="0in" fo:margin-right="0in" fo:margin-top="0in" fo:margin-bottom="0.2709in" loext:contextual-spacing="false" fo:text-align="start" style:justify-single-word="false" fo:orphans="2" fo:widows="2" fo:text-indent="0in" style:auto-text-indent="false" fo:padding="0in" fo:border="none"/>
    </style:style>
    <style:style style:name="P80" style:family="paragraph" style:parent-style-name="Text_20_body">
      <style:paragraph-properties fo:margin-left="0in" fo:margin-right="0in" fo:margin-top="0in" fo:margin-bottom="0.2709in" loext:contextual-spacing="false" fo:text-align="start" style:justify-single-word="false" fo:orphans="2" fo:widows="2" fo:text-indent="0in" style:auto-text-indent="false" fo:padding="0in" fo:border="none"/>
      <style:text-properties style:font-name="Monospace2" fo:font-size="12pt" fo:font-weight="normal" officeooo:rsid="0022cb96" officeooo:paragraph-rsid="0022cb96" style:font-size-asian="10.5pt" style:font-weight-asian="normal" style:font-size-complex="12pt" style:font-weight-complex="normal"/>
    </style:style>
    <style:style style:name="P81" style:family="paragraph" style:parent-style-name="Text_20_body">
      <style:paragraph-properties fo:margin-left="0in" fo:margin-right="0in" fo:margin-top="0in" fo:margin-bottom="0.2709in" loext:contextual-spacing="false" fo:text-align="start" style:justify-single-word="false" fo:orphans="2" fo:widows="2" fo:text-indent="0in" style:auto-text-indent="false" fo:padding="0in" fo:border="none"/>
      <style:text-properties style:font-name="Monospace2" fo:font-size="12pt" fo:font-weight="normal" officeooo:rsid="00245f04" officeooo:paragraph-rsid="00245f04" style:font-size-asian="10.5pt" style:font-weight-asian="normal" style:font-size-complex="12pt" style:font-weight-complex="normal"/>
    </style:style>
    <style:style style:name="P82" style:family="paragraph" style:parent-style-name="Text_20_body">
      <style:paragraph-properties fo:margin-left="0in" fo:margin-right="0in" fo:margin-top="0in" fo:margin-bottom="0.2709in" loext:contextual-spacing="false" fo:text-align="start" style:justify-single-word="false" fo:orphans="2" fo:widows="2" fo:text-indent="0in" style:auto-text-indent="false" fo:padding="0in" fo:border="none"/>
      <style:text-properties style:font-name="Monospace2" fo:font-size="12pt" fo:font-weight="normal" officeooo:rsid="0024da2b" officeooo:paragraph-rsid="0025a0ff" style:font-size-asian="10.5pt" style:font-weight-asian="normal" style:font-size-complex="12pt" style:font-weight-complex="normal"/>
    </style:style>
    <style:style style:name="P83" style:family="paragraph" style:parent-style-name="Text_20_body">
      <style:paragraph-properties fo:margin-left="0in" fo:margin-right="0in" fo:margin-top="0in" fo:margin-bottom="0.2709in" loext:contextual-spacing="false" fo:text-align="start" style:justify-single-word="false" fo:orphans="2" fo:widows="2" fo:text-indent="0in" style:auto-text-indent="false" fo:padding="0in" fo:border="none"/>
      <style:text-properties style:font-name="Monospace2" fo:font-size="12pt" fo:font-weight="normal" officeooo:rsid="0025a0ff" officeooo:paragraph-rsid="0025a0ff" style:font-size-asian="10.5pt" style:font-weight-asian="normal" style:font-size-complex="12pt" style:font-weight-complex="normal"/>
    </style:style>
    <style:style style:name="P84" style:family="paragraph" style:parent-style-name="Text_20_body">
      <style:paragraph-properties fo:margin-left="0in" fo:margin-right="0in" fo:margin-top="0in" fo:margin-bottom="0.2709in" loext:contextual-spacing="false" fo:text-align="start" style:justify-single-word="false" fo:orphans="2" fo:widows="2" fo:text-indent="0in" style:auto-text-indent="false" fo:padding="0in" fo:border="none"/>
      <style:text-properties style:font-name="Monospace2" fo:font-size="12pt" fo:font-weight="normal" officeooo:rsid="002632e3" officeooo:paragraph-rsid="002632e3" style:font-size-asian="10.5pt" style:font-weight-asian="normal" style:font-size-complex="12pt" style:font-weight-complex="normal"/>
    </style:style>
    <style:style style:name="P85" style:family="paragraph" style:parent-style-name="Text_20_body">
      <style:paragraph-properties fo:margin-left="0in" fo:margin-right="0in" fo:margin-top="0in" fo:margin-bottom="0.2709in" loext:contextual-spacing="false" fo:text-align="start" style:justify-single-word="false" fo:orphans="2" fo:widows="2" fo:text-indent="0in" style:auto-text-indent="false" fo:padding="0in" fo:border="none"/>
      <style:text-properties style:font-name="Monospace2" fo:font-size="12pt" fo:font-weight="normal" officeooo:paragraph-rsid="002632e3"/>
    </style:style>
    <style:style style:name="P8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officeooo:rsid="000a6fde" officeooo:paragraph-rsid="000a6fde"/>
    </style:style>
    <style:style style:name="P8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officeooo:rsid="000ccc0f" officeooo:paragraph-rsid="000ccc0f"/>
    </style:style>
    <style:style style:name="P88" style:family="paragraph" style:parent-style-name="Text_20_body">
      <style:paragraph-properties fo:margin-left="0.302in" fo:margin-right="0in" fo:text-indent="0in" style:auto-text-indent="false"/>
    </style:style>
    <style:style style:name="P89" style:family="paragraph" style:parent-style-name="Text_20_body" style:list-style-name="L2">
      <style:paragraph-properties fo:margin-top="0in" fo:margin-bottom="0.2709in" loext:contextual-spacing="false" fo:text-align="start" style:justify-single-word="false" fo:orphans="2" fo:widows="2" fo:padding="0in" fo:border="none"/>
    </style:style>
    <style:style style:name="P90" style:family="paragraph" style:parent-style-name="Text_20_body" style:list-style-name="L3">
      <style:paragraph-properties fo:margin-top="0in" fo:margin-bottom="0.2709in" loext:contextual-spacing="false" fo:text-align="start" style:justify-single-word="false" fo:orphans="2" fo:widows="2" fo:padding="0in" fo:border="none"/>
    </style:style>
    <style:style style:name="P91" style:family="paragraph" style:parent-style-name="Preformatted_20_Text">
      <style:paragraph-properties fo:text-align="start" style:justify-single-word="false"/>
      <style:text-properties fo:font-variant="normal" fo:text-transform="none" fo:color="#000000" style:font-name="Monospace" fo:font-size="10pt" fo:letter-spacing="normal" fo:font-style="normal" fo:font-weight="normal" officeooo:rsid="001da183" officeooo:paragraph-rsid="001da183" style:font-size-asian="10pt" style:font-weight-asian="normal" style:font-size-complex="10.5pt" style:font-weight-complex="normal"/>
    </style:style>
    <style:style style:name="P92" style:family="paragraph" style:parent-style-name="Preformatted_20_Text">
      <style:paragraph-properties fo:text-align="start" style:justify-single-word="false"/>
      <style:text-properties fo:font-size="12pt" officeooo:rsid="0007b5fa" officeooo:paragraph-rsid="0007b5fa" style:font-size-asian="12pt" style:font-size-complex="12pt"/>
    </style:style>
    <style:style style:name="P93" style:family="paragraph" style:parent-style-name="Preformatted_20_Text">
      <style:paragraph-properties fo:margin-left="0.052in" fo:margin-right="0.052in" fo:margin-top="0.052in" fo:margin-bottom="0.1563in" loext:contextual-spacing="false" fo:text-align="start" style:justify-single-word="false" fo:orphans="2" fo:widows="2" fo:text-indent="0in" style:auto-text-indent="false" fo:padding="0.1043in" fo:border="0.06pt solid #888888"/>
      <style:text-properties fo:font-variant="normal" fo:text-transform="none" fo:color="#000000" style:font-name="Monospace" fo:font-size="10pt" fo:letter-spacing="normal" fo:font-style="normal" fo:font-weight="normal" officeooo:rsid="00172edb" officeooo:paragraph-rsid="001e7b68" style:font-size-asian="10pt" style:font-weight-asian="normal" style:font-size-complex="10.5pt" style:font-weight-complex="normal"/>
    </style:style>
    <style:style style:name="P94" style:family="paragraph" style:parent-style-name="Preformatted_20_Text">
      <style:paragraph-properties fo:margin-left="0.052in" fo:margin-right="0.052in" fo:margin-top="0.052in" fo:margin-bottom="0.1563in" loext:contextual-spacing="false" fo:text-align="start" style:justify-single-word="false" fo:orphans="2" fo:widows="2" fo:text-indent="0in" style:auto-text-indent="false" fo:padding="0.1043in" fo:border="0.06pt solid #888888"/>
      <style:text-properties fo:font-variant="normal" fo:text-transform="none" fo:color="#666666" fo:letter-spacing="normal"/>
    </style:style>
    <style:style style:name="P95" style:family="paragraph" style:parent-style-name="Preformatted_20_Text">
      <style:paragraph-properties fo:margin-left="0.052in" fo:margin-right="0.052in" fo:margin-top="0.052in" fo:margin-bottom="0.1563in" loext:contextual-spacing="false" fo:orphans="2" fo:widows="2" fo:text-indent="0in" style:auto-text-indent="false" fo:padding="0.1043in" fo:border="0.06pt solid #888888"/>
      <style:text-properties fo:font-variant="normal" fo:text-transform="none" fo:color="#666666" fo:letter-spacing="normal" officeooo:paragraph-rsid="001a3557"/>
    </style:style>
    <style:style style:name="P96" style:family="paragraph" style:parent-style-name="Preformatted_20_Text">
      <style:paragraph-properties fo:margin-left="0.052in" fo:margin-right="0.052in" fo:margin-top="0.052in" fo:margin-bottom="0.1563in" loext:contextual-spacing="false" fo:orphans="2" fo:widows="2" fo:text-indent="0in" style:auto-text-indent="false" fo:padding="0.1043in" fo:border="0.06pt solid #888888"/>
      <style:text-properties fo:font-variant="normal" fo:text-transform="none" fo:color="#666666" style:font-name="monospace1" fo:font-size="12pt" fo:letter-spacing="normal" fo:font-style="normal" fo:font-weight="normal" officeooo:paragraph-rsid="001a3557"/>
    </style:style>
    <style:style style:name="P97" style:family="paragraph" style:parent-style-name="Preformatted_20_Text">
      <style:paragraph-properties fo:margin-left="0.052in" fo:margin-right="0.052in" fo:margin-top="0.052in" fo:margin-bottom="0.1563in" loext:contextual-spacing="false" fo:orphans="2" fo:widows="2" fo:text-indent="0in" style:auto-text-indent="false" fo:padding="0.1043in" fo:border="0.06pt solid #888888"/>
      <style:text-properties fo:font-variant="normal" fo:text-transform="none" fo:color="#666600" style:font-name="monospace1" fo:font-size="12pt" fo:letter-spacing="normal" fo:font-style="normal" fo:font-weight="normal" officeooo:paragraph-rsid="001a3557"/>
    </style:style>
    <style:style style:name="P98" style:family="paragraph" style:parent-style-name="Preformatted_20_Text">
      <style:paragraph-properties fo:margin-left="0.052in" fo:margin-right="0.052in" fo:margin-top="0.052in" fo:margin-bottom="0.1563in" loext:contextual-spacing="false" fo:text-align="start" style:justify-single-word="false" fo:orphans="2" fo:widows="2" fo:text-indent="0in" style:auto-text-indent="false" fo:padding="0.1043in" fo:border="0.06pt solid #888888"/>
      <style:text-properties fo:color="#000000" style:font-name="Monospace" fo:font-size="10pt" fo:font-weight="normal" officeooo:rsid="00172edb" style:font-size-asian="10pt" style:font-weight-asian="normal" style:font-size-complex="10.5pt" style:font-weight-complex="normal"/>
    </style:style>
    <style:style style:name="P99" style:family="paragraph" style:parent-style-name="Preformatted_20_Text">
      <style:paragraph-properties fo:margin-top="0in" fo:margin-bottom="0.1965in" loext:contextual-spacing="false"/>
    </style:style>
    <style:style style:name="P100" style:family="paragraph" style:parent-style-name="Preformatted_20_Text">
      <style:paragraph-properties fo:margin-left="0.302in" fo:margin-right="0in" fo:margin-top="0in" fo:margin-bottom="0in" loext:contextual-spacing="false" fo:orphans="2" fo:widows="2" fo:text-indent="0in" style:auto-text-indent="false" fo:padding-left="0.0417in" fo:padding-right="0.0417in" fo:padding-top="0.0193in" fo:padding-bottom="0.0193in" fo:border="0.06pt solid #cccccc"/>
      <style:text-properties fo:font-variant="normal" fo:text-transform="none" fo:color="#000000" style:font-name="monospace" fo:font-size="9.75pt" fo:letter-spacing="normal" fo:font-style="normal" fo:font-weight="normal" fo:background-color="#ffffff" loext:padding="0in" loext:border="none"/>
    </style:style>
    <style:style style:name="P101" style:family="paragraph" style:parent-style-name="Preformatted_20_Text">
      <style:paragraph-properties fo:margin-left="0.302in" fo:margin-right="0in" fo:margin-top="0in" fo:margin-bottom="0in" loext:contextual-spacing="false" fo:orphans="2" fo:widows="2" fo:text-indent="0in" style:auto-text-indent="false" fo:padding-left="0.0417in" fo:padding-right="0.0417in" fo:padding-top="0.0193in" fo:padding-bottom="0.0193in" fo:border="0.06pt solid #cccccc"/>
      <style:text-properties fo:font-variant="normal" fo:text-transform="none" fo:color="#000000" fo:letter-spacing="normal" fo:background-color="#ffffff" loext:padding="0in" loext:border="none"/>
    </style:style>
    <style:style style:name="T1" style:family="text">
      <style:text-properties officeooo:rsid="0006ab2b"/>
    </style:style>
    <style:style style:name="T2" style:family="text">
      <style:text-properties fo:font-size="12pt" style:font-size-asian="12pt" style:font-size-complex="12pt"/>
    </style:style>
    <style:style style:name="T3" style:family="text">
      <style:text-properties fo:font-size="12pt" officeooo:rsid="0007d4e9" style:font-size-asian="12pt" style:font-size-complex="12pt"/>
    </style:style>
    <style:style style:name="T4" style:family="text">
      <style:text-properties fo:font-size="12pt" officeooo:rsid="0021919d" style:font-size-asian="12pt" style:font-size-complex="12pt"/>
    </style:style>
    <style:style style:name="T5" style:family="text">
      <style:text-properties fo:font-size="12pt" fo:font-weight="bold" officeooo:rsid="0006ab2b" style:font-size-asian="12pt" style:font-weight-asian="bold" style:font-size-complex="12pt" style:font-weight-complex="bold"/>
    </style:style>
    <style:style style:name="T6" style:family="text">
      <style:text-properties fo:font-variant="normal" fo:text-transform="none" fo:color="#242729" style:font-name="Arial" fo:font-size="11.25pt" fo:letter-spacing="normal" fo:font-style="normal" fo:font-weight="normal"/>
    </style:style>
    <style:style style:name="T7" style:family="text">
      <style:text-properties fo:font-variant="normal" fo:text-transform="none" fo:color="#242729" style:font-name="inherit" fo:font-size="11.25pt" fo:letter-spacing="normal" fo:font-style="normal" fo:font-weight="bold" loext:padding="0in" loext:border="none"/>
    </style:style>
    <style:style style:name="T8" style:family="text">
      <style:text-properties fo:font-variant="normal" fo:text-transform="none" fo:color="#7f0055" style:font-name="Monospace1" fo:font-size="10pt" fo:letter-spacing="normal" fo:font-style="normal" fo:font-weight="bold" style:font-size-asian="10pt" style:font-weight-asian="bold"/>
    </style:style>
    <style:style style:name="T9" style:family="text">
      <style:text-properties fo:font-variant="normal" fo:text-transform="none" fo:color="#262626" style:font-name="Georgia" fo:font-size="14.25pt" fo:letter-spacing="normal" fo:font-style="normal"/>
    </style:style>
    <style:style style:name="T10" style:family="text">
      <style:text-properties fo:font-variant="normal" fo:text-transform="none" fo:color="#262626" style:font-name="Georgia" fo:font-size="14.25pt" fo:letter-spacing="normal" fo:font-style="normal" fo:font-weight="normal"/>
    </style:style>
    <style:style style:name="T11" style:family="text">
      <style:text-properties fo:font-variant="normal" fo:text-transform="none" fo:color="#000000" style:font-name="monospace" fo:font-size="9.75pt" fo:letter-spacing="normal" fo:font-style="normal" fo:font-weight="normal" fo:background-color="transparent" loext:char-shading-value="0" loext:padding="0in" loext:border="none"/>
    </style:style>
    <style:style style:name="T12" style:family="text">
      <style:text-properties fo:font-variant="normal" fo:text-transform="none" fo:color="#000000" style:font-name="monospace" fo:font-size="9.75pt" fo:letter-spacing="normal" fo:font-style="normal" fo:background-color="transparent" loext:char-shading-value="0" loext:padding="0in" loext:border="none"/>
    </style:style>
    <style:style style:name="T13" style:family="text">
      <style:text-properties fo:font-variant="normal" fo:text-transform="none" fo:color="#000000" style:font-name="Monospace1" fo:font-size="10pt" fo:letter-spacing="normal" fo:font-style="normal" fo:font-weight="normal" fo:background-color="#e8f2fe" loext:char-shading-value="0" style:font-size-asian="10pt"/>
    </style:style>
    <style:style style:name="T14" style:family="text">
      <style:text-properties fo:font-variant="normal" fo:text-transform="none" fo:color="#666666" style:font-name="Raleway" fo:font-size="12pt" fo:letter-spacing="normal" fo:font-style="normal" fo:font-weight="normal"/>
    </style:style>
    <style:style style:name="T15" style:family="text">
      <style:text-properties fo:font-variant="normal" fo:text-transform="none" fo:color="#666666" style:font-name="Raleway" fo:font-size="12pt" fo:letter-spacing="normal" fo:font-style="normal" fo:font-weight="bold" style:font-weight-asian="bold" style:font-weight-complex="bold"/>
    </style:style>
    <style:style style:name="T16" style:family="text">
      <style:text-properties fo:font-variant="normal" fo:text-transform="none" fo:color="#666666" style:font-name="Raleway" fo:font-size="12pt" fo:letter-spacing="normal" fo:font-style="normal" fo:font-weight="bold" officeooo:rsid="00202a0d" style:font-weight-asian="bold" style:font-weight-complex="bold"/>
    </style:style>
    <style:style style:name="T17" style:family="text">
      <style:text-properties fo:font-variant="normal" fo:text-transform="none" fo:color="#666666" style:font-name="Raleway" fo:font-size="18pt" fo:letter-spacing="normal" fo:font-style="normal" fo:font-weight="bold"/>
    </style:style>
    <style:style style:name="T18" style:family="text">
      <style:text-properties fo:font-variant="normal" fo:text-transform="none" fo:color="#666666" style:font-name="monospace1" fo:font-size="12pt" fo:letter-spacing="normal" fo:font-style="normal" fo:font-weight="normal" fo:background-color="#efe8e5" loext:char-shading-value="0"/>
    </style:style>
    <style:style style:name="T19" style:family="text">
      <style:text-properties fo:font-variant="normal" fo:text-transform="none" fo:color="#666666" fo:letter-spacing="normal" fo:font-style="normal"/>
    </style:style>
    <style:style style:name="T20" style:family="text">
      <style:text-properties fo:font-variant="normal" fo:text-transform="none" fo:color="#666666" fo:letter-spacing="normal" fo:font-style="normal" officeooo:rsid="0025a0ff"/>
    </style:style>
    <style:style style:name="T21" style:family="text">
      <style:text-properties fo:font-variant="normal" fo:text-transform="none" fo:color="#666666" fo:letter-spacing="normal" fo:font-style="normal" officeooo:rsid="002632e3" style:font-size-asian="10.5pt" style:font-weight-asian="normal" style:font-size-complex="12pt" style:font-weight-complex="normal"/>
    </style:style>
    <style:style style:name="T22" style:family="text">
      <style:text-properties fo:font-variant="normal" fo:text-transform="none" fo:color="#666666" style:font-name="Monospace2" fo:font-size="12pt" fo:letter-spacing="normal" fo:font-style="normal" fo:font-weight="normal" officeooo:rsid="0022cb96" style:font-size-asian="10.5pt" style:font-weight-asian="normal" style:font-size-complex="12pt" style:font-weight-complex="normal"/>
    </style:style>
    <style:style style:name="T23" style:family="text">
      <style:text-properties fo:font-variant="normal" fo:text-transform="none" fo:color="#222222" style:font-name="sans-serif" fo:font-size="10.5pt" fo:letter-spacing="normal" fo:font-style="normal" fo:font-weight="normal"/>
    </style:style>
    <style:style style:name="T24"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25" style:family="text">
      <style:text-properties fo:color="#7f0055" style:font-name="Monospace" fo:font-size="10pt" fo:font-weight="bold" style:font-size-asian="10pt" style:font-weight-asian="bold"/>
    </style:style>
    <style:style style:name="T26" style:family="text">
      <style:text-properties fo:color="#7f0055" style:font-name="Monospace" fo:font-size="10pt" fo:font-weight="bold" officeooo:rsid="0016d0bc" style:font-size-asian="10pt" style:font-weight-asian="bold"/>
    </style:style>
    <style:style style:name="T27" style:family="text">
      <style:text-properties fo:color="#7f0055" style:font-name="Monospace" fo:font-size="10pt" fo:font-weight="bold" fo:background-color="#e8f2fe" loext:char-shading-value="0" style:font-size-asian="10pt" style:font-weight-asian="bold"/>
    </style:style>
    <style:style style:name="T28" style:family="text">
      <style:text-properties fo:color="#000000"/>
    </style:style>
    <style:style style:name="T29" style:family="text">
      <style:text-properties fo:color="#000000" style:font-name="Monospace"/>
    </style:style>
    <style:style style:name="T30" style:family="text">
      <style:text-properties fo:color="#000000" style:font-name="Monospace" fo:font-size="10pt" style:font-size-asian="10pt"/>
    </style:style>
    <style:style style:name="T31" style:family="text">
      <style:text-properties fo:color="#000000" style:font-name="Monospace" fo:font-size="10pt" officeooo:rsid="0016d0bc" style:font-size-asian="10pt"/>
    </style:style>
    <style:style style:name="T32" style:family="text">
      <style:text-properties fo:color="#000000" style:font-name="Monospace" fo:font-size="10pt" officeooo:rsid="00182556" style:font-size-asian="10pt"/>
    </style:style>
    <style:style style:name="T33" style:family="text">
      <style:text-properties fo:color="#000000" style:font-name="Monospace" fo:font-size="10pt" officeooo:rsid="001d20ef" style:font-size-asian="10pt"/>
    </style:style>
    <style:style style:name="T34" style:family="text">
      <style:text-properties fo:color="#000000" style:font-name="Monospace" fo:font-size="10pt" fo:background-color="#e8f2fe" loext:char-shading-value="0" style:font-size-asian="10pt"/>
    </style:style>
    <style:style style:name="T35" style:family="text">
      <style:text-properties fo:color="#000000" style:font-name="Monospace" fo:font-size="10pt" fo:background-color="#d4d4d4" loext:char-shading-value="0" style:font-size-asian="10pt"/>
    </style:style>
    <style:style style:name="T36" style:family="text">
      <style:text-properties fo:color="#000000" style:font-name="Monospace" fo:font-size="10pt" fo:font-weight="bold" style:font-size-asian="10pt" style:font-weight-asian="bold" style:font-weight-complex="bold"/>
    </style:style>
    <style:style style:name="T37" style:family="text">
      <style:text-properties fo:color="#000000" style:font-name="Monospace" officeooo:rsid="0012dca2"/>
    </style:style>
    <style:style style:name="T38" style:family="text">
      <style:text-properties fo:color="#000000" style:font-name="monospace1" fo:font-size="12pt" fo:font-style="normal" fo:font-weight="normal"/>
    </style:style>
    <style:style style:name="T39" style:family="text">
      <style:text-properties fo:color="#6a3e3e" style:font-name="Monospace" fo:font-size="10pt" style:font-size-asian="10pt"/>
    </style:style>
    <style:style style:name="T40" style:family="text">
      <style:text-properties fo:color="#0000c0" style:font-name="Monospace" fo:font-size="10pt" fo:font-style="italic" fo:font-weight="bold" style:font-size-asian="10pt" style:font-style-asian="italic" style:font-weight-asian="bold"/>
    </style:style>
    <style:style style:name="T41" style:family="text">
      <style:text-properties fo:color="#2a00ff" style:font-name="Monospace" fo:font-size="10pt" style:font-size-asian="10pt"/>
    </style:style>
    <style:style style:name="T42" style:family="text">
      <style:text-properties fo:color="#2a00ff" style:font-name="Monospace" fo:font-size="10pt" fo:background-color="#e8f2fe" loext:char-shading-value="0" style:font-size-asian="10pt"/>
    </style:style>
    <style:style style:name="T43" style:family="text">
      <style:text-properties fo:color="#3f7f5f" style:font-name="Monospace" fo:font-size="10pt" style:font-size-asian="10pt"/>
    </style:style>
    <style:style style:name="T44" style:family="text">
      <style:text-properties fo:color="#3f7f5f" style:font-name="Monospace" fo:font-size="10pt" style:text-underline-style="solid" style:text-underline-width="auto" style:text-underline-color="font-color" style:font-size-asian="10pt"/>
    </style:style>
    <style:style style:name="T45" style:family="text">
      <style:text-properties officeooo:rsid="000ccc0f"/>
    </style:style>
    <style:style style:name="T46" style:family="text">
      <style:text-properties style:font-name="monospace" fo:font-size="9.75pt" fo:font-style="normal" fo:font-weight="normal"/>
    </style:style>
    <style:style style:name="T47" style:family="text">
      <style:text-properties fo:color="#770088"/>
    </style:style>
    <style:style style:name="T48" style:family="text">
      <style:text-properties fo:color="#770088" style:font-name="monospace" fo:font-size="9.75pt" fo:font-style="normal" fo:font-weight="normal"/>
    </style:style>
    <style:style style:name="T49" style:family="text">
      <style:text-properties fo:color="#0000ff"/>
    </style:style>
    <style:style style:name="T50" style:family="text">
      <style:text-properties fo:color="#008855" style:font-name="monospace" fo:font-size="9.75pt" fo:font-style="normal" fo:font-weight="normal"/>
    </style:style>
    <style:style style:name="T51" style:family="text">
      <style:text-properties fo:color="#aa5500" style:font-name="monospace" fo:font-size="9.75pt" fo:font-style="normal" fo:font-weight="normal"/>
    </style:style>
    <style:style style:name="T52" style:family="text">
      <style:text-properties fo:color="#ff0000" style:font-name="Monospace" fo:font-size="10pt" style:font-size-asian="10pt"/>
    </style:style>
    <style:style style:name="T53" style:family="text">
      <style:text-properties fo:color="#2a76c6" style:font-name="Monospace" fo:font-size="10pt" style:text-underline-style="solid" style:text-underline-width="auto" style:text-underline-color="font-color" style:font-size-asian="10pt"/>
    </style:style>
    <style:style style:name="T54" style:family="text">
      <style:text-properties fo:color="#000088"/>
    </style:style>
    <style:style style:name="T55" style:family="text">
      <style:text-properties fo:color="#000088" style:font-name="monospace1" fo:font-size="12pt" fo:font-style="normal" fo:font-weight="normal"/>
    </style:style>
    <style:style style:name="T56" style:family="text">
      <style:text-properties fo:color="#666600"/>
    </style:style>
    <style:style style:name="T57" style:family="text">
      <style:text-properties fo:color="#666600" style:font-name="monospace1" fo:font-size="12pt" fo:font-style="normal" fo:font-weight="normal"/>
    </style:style>
    <style:style style:name="T58" style:family="text">
      <style:text-properties fo:color="#006666"/>
    </style:style>
    <style:style style:name="T59" style:family="text">
      <style:text-properties fo:color="#660066" style:font-name="monospace1" fo:font-size="12pt" fo:font-style="normal" fo:font-weight="normal"/>
    </style:style>
    <style:style style:name="T60" style:family="text">
      <style:text-properties fo:color="#008800" style:font-name="monospace1" fo:font-size="12pt" fo:font-style="normal" fo:font-weight="normal"/>
    </style:style>
    <style:style style:name="T61" style:family="text">
      <style:text-properties style:font-name="monospace1" fo:font-size="12pt" fo:font-style="normal" fo:font-weight="normal"/>
    </style:style>
    <style:style style:name="T62" style:family="text">
      <style:text-properties officeooo:rsid="00219d24"/>
    </style:style>
    <style:style style:name="T63" style:family="text">
      <style:text-properties officeooo:rsid="0022ba96"/>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Java 1.8</text:p>
      <text:p text:style-name="P34"/>
      <text:p text:style-name="P32">Java 1.8 has been developed in 18 march 2014.</text:p>
      <text:p text:style-name="P33">java se 1.9 was released on 21 september 2017</text:p>
      <text:p text:style-name="P33">java 10 is going to release on <text:span text:style-name="T63">september 2018 with new features of</text:span></text:p>
      <text:p text:style-name="P33"><text:span text:style-name="T23">JSR 354: Money and Currency API</text:span><text:bookmark text:name="cite_ref-302"/><text:a xlink:type="simple" xlink:href="https://en.wikipedia.org/wiki/Java_version_history#cite_note-302" text:style-name="Internet_20_link" text:visited-style-name="Visited_20_Internet_20_Link"><text:span text:style-name="T24">[</text:span></text:a></text:p>
      <text:p text:style-name="P33"/>
      <text:p text:style-name="P32"/>
      <text:p text:style-name="P2"/>
      <text:list xml:id="list3521546568398877095" text:style-name="L1">
        <text:list-item>
          <text:p text:style-name="P73"><text:a xlink:type="simple" xlink:href="https://www.journaldev.com/2389/java-8-features-with-examples#interface-default-static-method" text:style-name="Internet_20_link" text:visited-style-name="Visited_20_Internet_20_Link">default and static methods in Interfaces</text:a></text:p>
        </text:list-item>
        <text:list-item>
          <text:p text:style-name="P73"><text:a xlink:type="simple" xlink:href="https://www.journaldev.com/2389/java-8-features-with-examples#functional-interface-lambdas" text:style-name="Internet_20_link" text:visited-style-name="Visited_20_Internet_20_Link">Functional Interfaces and Lambda Expressions</text:a></text:p>
        </text:list-item>
        <text:list-item>
          <text:p text:style-name="P73"><text:a xlink:type="simple" xlink:href="https://www.journaldev.com/2389/java-8-features-with-examples#java-stream-api" text:style-name="Internet_20_link" text:visited-style-name="Visited_20_Internet_20_Link">Java Stream API for Bulk Data Operations on Collections</text:a></text:p>
        </text:list-item>
        <text:list-item>
          <text:p text:style-name="P73"><text:a xlink:type="simple" xlink:href="https://www.journaldev.com/2389/java-8-features-with-examples#java8-time" text:style-name="Internet_20_link" text:visited-style-name="Visited_20_Internet_20_Link">Java Time API</text:a></text:p>
        </text:list-item>
        <text:list-item>
          <text:p text:style-name="P73"><text:a xlink:type="simple" xlink:href="https://www.journaldev.com/2389/java-8-features-with-examples#java8-collection" text:style-name="Internet_20_link" text:visited-style-name="Visited_20_Internet_20_Link">Collection API improvements</text:a></text:p>
        </text:list-item>
        <text:list-item>
          <text:p text:style-name="P73"><text:a xlink:type="simple" xlink:href="https://www.journaldev.com/2389/java-8-features-with-examples#java8-concurrency" text:style-name="Internet_20_link" text:visited-style-name="Visited_20_Internet_20_Link">Concurrency API improvements</text:a></text:p>
        </text:list-item>
        <text:list-item>
          <text:p text:style-name="P73"><text:a xlink:type="simple" xlink:href="https://www.journaldev.com/2389/java-8-features-with-examples#java8-io" text:style-name="Internet_20_link" text:visited-style-name="Visited_20_Internet_20_Link">Java IO improvements</text:a></text:p>
        </text:list-item>
        <text:list-item>
          <text:p text:style-name="P53"><text:a xlink:type="simple" xlink:href="https://www.journaldev.com/2389/java-8-features-with-examples#java8-core" text:style-name="Internet_20_link" text:visited-style-name="Visited_20_Internet_20_Link">Miscellaneous Core API improvement</text:a><text:span text:style-name="T1">s</text:span></text:p>
        </text:list-item>
        <text:list-item>
          <text:p text:style-name="P54"><text:a xlink:type="simple" xlink:href="https://www.journaldev.com/2389/java-8-features-with-examples#iterable-forEach" text:style-name="Internet_20_link" text:visited-style-name="Visited_20_Internet_20_Link"><text:span text:style-name="T2">forEach() method in Iterable interface</text:span></text:a></text:p>
        </text:list-item>
      </text:list>
      <text:p text:style-name="P66"/>
      <text:p text:style-name="P2"><text:span text:style-name="T2">1.</text:span><text:a xlink:type="simple" xlink:href="https://www.journaldev.com/2389/java-8-features-with-examples#interface-default-static-method" text:style-name="Internet_20_link" text:visited-style-name="Visited_20_Internet_20_Link"><text:span text:style-name="T2">default and static methods in Interfaces</text:span></text:a><text:span text:style-name="T2">:-</text:span></text:p>
      <text:p text:style-name="P56"><text:span text:style-name="T2">In java 1.8 we have facilities of implemented method of type static and default </text:span><text:span text:style-name="T3">inside interfac</text:span><text:span text:style-name="T4">e</text:span><text:span text:style-name="T2">.</text:span></text:p>
      <text:p text:style-name="P69">ForEach() is an example of default method which created inside of Iterable interface.</text:p>
      <text:p text:style-name="P92">default void forEach(Consumer&lt;? super T&gt; action) {</text:p>
      <text:p text:style-name="Preformatted_20_Text"><text:s text:c="8"/>Objects.requireNonNull(action);</text:p>
      <text:p text:style-name="Preformatted_20_Text"><text:s text:c="8"/>for (T t : this) {</text:p>
      <text:p text:style-name="Preformatted_20_Text"><text:s text:c="12"/>action.accept(t);</text:p>
      <text:p text:style-name="Preformatted_20_Text"><text:s text:c="8"/>}</text:p>
      <text:p text:style-name="P99"><text:s text:c="4"/>}</text:p>
      <text:p text:style-name="P63">Differences between static and default methods in Java 8:</text:p>
      <text:p text:style-name="P6"><text:span text:style-name="T6">1) Default methods </text:span><text:span text:style-name="Strong_20_Emphasis"><text:span text:style-name="T7">can be</text:span></text:span><text:span text:style-name="T6"> overriden in implementing class, while static </text:span><text:span text:style-name="Strong_20_Emphasis"><text:span text:style-name="T7">cannot</text:span></text:span><text:span text:style-name="T6">.</text:span></text:p>
      <text:p text:style-name="P6"><text:span text:style-name="T6">2) Static method belongs </text:span><text:span text:style-name="Strong_20_Emphasis"><text:span text:style-name="T7">only</text:span></text:span><text:span text:style-name="T6"> to Interface class, so you can only invoke static method on Interface class, not on class implementing this Interface, see:</text:span></text:p>
      <text:p text:style-name="P6"><text:span text:style-name="T6">3) Both class and interface </text:span><text:span text:style-name="Strong_20_Emphasis"><text:span text:style-name="T7">can have</text:span></text:span><text:span text:style-name="T6"> static methods with same names, and neither overrides other!.</text:span></text:p>
      <text:p text:style-name="P87">4.in case of multiple interface ,two interface can have same method in this case class have to override that method but in this case we can lose code given by the interface if we don't want to lose the existing code given by the interface then in this case we use the code like this </text:p>
      <text:p text:style-name="P87"/>
      <text:p text:style-name="P52"><text:span text:style-name="T13">Interface1.</text:span><text:span text:style-name="T27">super</text:span><text:span text:style-name="T34">.log(</text:span><text:span text:style-name="T42">"vicky"</text:span><text:span text:style-name="T34">);</text:span></text:p>
      <text:p text:style-name="P49"><text:soft-page-break/>here method will be called from Interface1 </text:p>
      <text:p text:style-name="Text_20_body"><text:line-break/></text:p>
      <text:p text:style-name="P86">e.g.</text:p>
      <text:p text:style-name="P86">package com.hcl.clazz;</text:p>
      <text:p text:style-name="P86"/>
      <text:p text:style-name="P86">import com.hcl.in.Interface1;</text:p>
      <text:p text:style-name="P86">import com.hcl.in.Interface2;</text:p>
      <text:p text:style-name="P86"/>
      <text:p text:style-name="P86">public class MyClaas implements Interface1, Interface2 {</text:p>
      <text:p text:style-name="P86"/>
      <text:p text:style-name="P86"><text:tab/>@Override</text:p>
      <text:p text:style-name="P86"><text:tab/>public void method2() {</text:p>
      <text:p text:style-name="P86"><text:tab/>}</text:p>
      <text:p text:style-name="P86"/>
      <text:p text:style-name="P86"><text:tab/>@Override</text:p>
      <text:p text:style-name="P86"><text:tab/>public void method1(String str) {</text:p>
      <text:p text:style-name="P86"><text:tab/>}</text:p>
      <text:p text:style-name="P86"/>
      <text:p text:style-name="P86"><text:tab/>//MyClass won't compile without having it's own log() implementation</text:p>
      <text:p text:style-name="P86"><text:tab/>@Override</text:p>
      <text:p text:style-name="P86"><text:tab/>public void log(String str){</text:p>
      <text:p text:style-name="P86"><text:tab/><text:tab/>System.out.println("MyClass logging::"+str);</text:p>
      <text:p text:style-name="P86"><text:tab/><text:tab/><text:span text:style-name="T45">Interface1.super.log(str)//it will call the log method of interface1 so existing code will be used with implementing or redefine the code.</text:span></text:p>
      <text:p text:style-name="P86"><text:tab/><text:tab/>Interface1.print("abc");</text:p>
      <text:p text:style-name="P86"><text:tab/>}</text:p>
      <text:p text:style-name="P51"><text:span text:style-name="T8">public</text:span><text:span text:style-name="T30"> </text:span><text:span text:style-name="T25">static</text:span><text:span text:style-name="T30"> </text:span><text:span text:style-name="T25">void</text:span><text:span text:style-name="T30"> print(String </text:span><text:span text:style-name="T39">str</text:span><text:span text:style-name="T30">){</text:span></text:p>
      <text:p text:style-name="P44"><text:span text:style-name="T30"><text:tab/><text:tab/>System.</text:span><text:span text:style-name="T40">out</text:span><text:span text:style-name="T30">.println(</text:span><text:span text:style-name="T41">"in MyClass "</text:span><text:span text:style-name="T30">+</text:span><text:span text:style-name="T39">str</text:span><text:span text:style-name="T30">);</text:span></text:p>
      <text:p text:style-name="P50"><text:tab/>}</text:p>
      <text:p text:style-name="P86"><text:tab/></text:p>
      <text:p text:style-name="P86">}</text:p>
      <text:p text:style-name="P51"><text:span text:style-name="T8">package</text:span><text:span text:style-name="T30"> com.hcl.in;</text:span></text:p>
      <text:p text:style-name="P48"/>
      <text:p text:style-name="P45">@FunctionalInterface</text:p>
      <text:p text:style-name="P44"><text:span text:style-name="T25">public</text:span><text:span text:style-name="T30"> </text:span><text:span text:style-name="T25">interface</text:span><text:span text:style-name="T30"> </text:span><text:span text:style-name="T35">Interface2</text:span><text:span text:style-name="T30"> {</text:span></text:p>
      <text:p text:style-name="P48"/>
      <text:p text:style-name="P44"><text:span text:style-name="T30"><text:tab/></text:span><text:span text:style-name="T25">void</text:span><text:span text:style-name="T30"> method2();</text:span></text:p>
      <text:p text:style-name="P46"><text:tab/></text:p>
      <text:p text:style-name="P44"><text:span text:style-name="T30"><text:tab/></text:span><text:span text:style-name="T25">default</text:span><text:span text:style-name="T30"> </text:span><text:span text:style-name="T25">void</text:span><text:span text:style-name="T30"> log(String </text:span><text:span text:style-name="T39">str</text:span><text:span text:style-name="T30">){</text:span></text:p>
      <text:p text:style-name="P44"><text:span text:style-name="T30"><text:tab/><text:tab/>System.</text:span><text:span text:style-name="T40">out</text:span><text:span text:style-name="T30">.println(</text:span><text:span text:style-name="T41">"I2 logging::"</text:span><text:span text:style-name="T30">+</text:span><text:span text:style-name="T39">str</text:span><text:span text:style-name="T30">);</text:span></text:p>
      <text:p text:style-name="P46"><text:tab/>}</text:p>
      <text:p text:style-name="P48"/>
      <text:p text:style-name="P46">}</text:p>
      <text:p text:style-name="P51"><text:span text:style-name="T8">package</text:span><text:span text:style-name="T30"> com.hcl.in;</text:span></text:p>
      <text:p text:style-name="P48"/>
      <text:p text:style-name="P44"><text:span text:style-name="T25">public</text:span><text:span text:style-name="T30"> </text:span><text:span text:style-name="T25">interface</text:span><text:span text:style-name="T30"> Interface1 {</text:span></text:p>
      <text:p text:style-name="P48"/>
      <text:p text:style-name="P44"><text:soft-page-break/><text:span text:style-name="T30"><text:tab/></text:span><text:span text:style-name="T25">void</text:span><text:span text:style-name="T30"> method1(String </text:span><text:span text:style-name="T39">str</text:span><text:span text:style-name="T30">);</text:span></text:p>
      <text:p text:style-name="P46"><text:tab/></text:p>
      <text:p text:style-name="P44"><text:span text:style-name="T30"><text:tab/></text:span><text:span text:style-name="T25">default</text:span><text:span text:style-name="T30"> </text:span><text:span text:style-name="T25">void</text:span><text:span text:style-name="T30"> log(String </text:span><text:span text:style-name="T39">str</text:span><text:span text:style-name="T30">){</text:span></text:p>
      <text:p text:style-name="P44"><text:span text:style-name="T30"><text:tab/><text:tab/>System.</text:span><text:span text:style-name="T40">out</text:span><text:span text:style-name="T30">.println(</text:span><text:span text:style-name="T41">"I1 logging::"</text:span><text:span text:style-name="T30">+</text:span><text:span text:style-name="T39">str</text:span><text:span text:style-name="T30">);</text:span></text:p>
      <text:p text:style-name="P46"><text:tab/>}</text:p>
      <text:p text:style-name="P46"><text:tab/></text:p>
      <text:p text:style-name="P44"><text:span text:style-name="T30"><text:tab/></text:span><text:span text:style-name="T25">static</text:span><text:span text:style-name="T30"> </text:span><text:span text:style-name="T25">void</text:span><text:span text:style-name="T30"> print(String </text:span><text:span text:style-name="T39">str</text:span><text:span text:style-name="T30">){</text:span></text:p>
      <text:p text:style-name="P44"><text:span text:style-name="T30"><text:tab/><text:tab/>System.</text:span><text:span text:style-name="T40">out</text:span><text:span text:style-name="T30">.println(</text:span><text:span text:style-name="T41">"Printing "</text:span><text:span text:style-name="T30">+</text:span><text:span text:style-name="T39">str</text:span><text:span text:style-name="T30">);</text:span></text:p>
      <text:p text:style-name="P46"><text:tab/>}</text:p>
      <text:p text:style-name="P46"><text:tab/></text:p>
      <text:p text:style-name="P44"><text:span text:style-name="T30"><text:tab/></text:span><text:span text:style-name="T43">//trying to override Object method gives compile time error as</text:span></text:p>
      <text:p text:style-name="P44"><text:span text:style-name="T30"><text:tab/></text:span><text:span text:style-name="T43">//"A default method cannot override a method from java.lang.Object"</text:span></text:p>
      <text:p text:style-name="P46"><text:tab/></text:p>
      <text:p text:style-name="P47">//<text:tab/>default String toString(){</text:p>
      <text:p text:style-name="P47">//<text:tab/><text:tab/>return "i1";</text:p>
      <text:p text:style-name="P47">//<text:tab/>}</text:p>
      <text:p text:style-name="P46"><text:tab/></text:p>
      <text:p text:style-name="P50">}</text:p>
      <text:p text:style-name="P69"/>
      <text:p text:style-name="P72">Advantages of default and static method</text:p>
      <text:p text:style-name="P3"><text:span text:style-name="T2">java 8 uses </text:span><text:span text:style-name="Strong_20_Emphasis"><text:span text:style-name="T2">default</text:span></text:span><text:span text:style-name="T2"> and </text:span><text:span text:style-name="Strong_20_Emphasis"><text:span text:style-name="T2">static</text:span></text:span><text:span text:style-name="T2"> methods heavily in </text:span><text:a xlink:type="simple" xlink:href="https://www.journaldev.com/1260/collections-in-java-tutorial" text:style-name="Internet_20_link" text:visited-style-name="Visited_20_Internet_20_Link"><text:span text:style-name="Strong_20_Emphasis"><text:span text:style-name="T2">Collection API</text:span></text:span></text:a><text:span text:style-name="T2"> and default methods are added so that our code remains backward compatible.</text:span></text:p>
      <text:p text:style-name="P71">Why we need of default method in java 1.8</text:p>
      <text:p text:style-name="P70">In java 1.8 ,help us to add new functionality without breaking contract between classes and interface.</text:p>
      <text:p text:style-name="P70">For example</text:p>
      <text:p text:style-name="P60">Suppose we have an Expression interface that has ConstantExpression, BinaryExpression, DivisionExpression etc. as existing implementations. Now we get a requirement to add new functionality.</text:p>
      <text:p text:style-name="P60">Return the signum of the evaluated result.</text:p>
      <text:p text:style-name="P60">Return signum after evaluating the expression.</text:p>
      <text:p text:style-name="P60">This can be done with default and static methods without breaking any functionality as follows.</text:p>
      <text:p text:style-name="P60">public interface Expression {</text:p>
      <text:p text:style-name="P60"><text:s text:c="2"/>double evaluate();</text:p>
      <text:p text:style-name="P60"><text:s text:c="2"/>default double signum() {</text:p>
      <text:p text:style-name="P60"><text:s text:c="4"/>return signum(evaluate());</text:p>
      <text:p text:style-name="P60"><text:s text:c="2"/>}</text:p>
      <text:p text:style-name="P60"><text:s text:c="2"/>static double signum(double value) {</text:p>
      <text:p text:style-name="P60"><text:soft-page-break/><text:s text:c="4"/>return Math.signum(value);</text:p>
      <text:p text:style-name="P60"><text:s text:c="2"/>}</text:p>
      <text:p text:style-name="P60">}</text:p>
      <text:p text:style-name="P61">Default Methods and Multiple Inheritance Ambiguity Problems:-</text:p>
      <text:p text:style-name="P4"><text:span text:style-name="T9">Java supports multiple inheritance of interfaces. Consider having two interfaces, </text:span><text:span text:style-name="Source_20_Text"><text:span text:style-name="T12">InterfaceA</text:span></text:span><text:span text:style-name="T9"> and </text:span><text:span text:style-name="Source_20_Text"><text:span text:style-name="T12">InterfaceB</text:span></text:span><text:span text:style-name="T9"> , having default methods with the same signature. Your class </text:span><text:span text:style-name="Source_20_Text"><text:span text:style-name="T12">ConcreteC</text:span></text:span><text:span text:style-name="T9"> is implementing both the interfaces.</text:span></text:p>
      <text:p text:style-name="P100"><draw:frame draw:style-name="fr1" draw:name="Frame1" text:anchor-type="char" svg:x="-0.302in" svg:width="0.302in" draw:z-index="0"><draw:text-box fo:min-height="0.0161in"><text:p text:style-name="Text_20_body"><draw:frame draw:style-name="fr1" draw:name="Frame2" text:anchor-type="char" svg:x="0in" svg:width="0.2083in" draw:z-index="1"><draw:text-box fo:min-height="0.0161in"><text:p text:style-name="Text_20_body"/></draw:text-box></draw:frame></text:p></draw:text-box></draw:frame><text:span text:style-name="T47">interface</text:span> <text:span text:style-name="T49">InterfaceA</text:span> {</text:p>
      <text:p text:style-name="P101"><draw:frame draw:style-name="fr1" draw:name="Frame3" text:anchor-type="char" svg:x="-0.302in" svg:width="0.302in" draw:z-index="2"><draw:text-box fo:min-height="0.0161in"><text:p text:style-name="Text_20_body"><draw:frame draw:style-name="fr1" draw:name="Frame4" text:anchor-type="char" svg:x="0in" svg:width="0.2083in" draw:z-index="3"><draw:text-box fo:min-height="0.0161in"><text:p text:style-name="Text_20_body"/></draw:text-box></draw:frame></text:p></draw:text-box></draw:frame> <text:s/><text:span text:style-name="T50">void</text:span><text:span text:style-name="T46"> performA();</text:span></text:p>
      <text:p text:style-name="P101"><draw:frame draw:style-name="fr1" draw:name="Frame5" text:anchor-type="char" svg:x="-0.302in" svg:width="0.302in" draw:z-index="4"><draw:text-box fo:min-height="0.0161in"><text:p text:style-name="Text_20_body"><draw:frame draw:style-name="fr1" draw:name="Frame6" text:anchor-type="char" svg:x="0in" svg:width="0.2083in" draw:z-index="5"><draw:text-box fo:min-height="0.0161in"><text:p text:style-name="Text_20_body"/></draw:text-box></draw:frame></text:p></draw:text-box></draw:frame> <text:s/><text:span text:style-name="T48">default</text:span><text:span text:style-name="T46"> </text:span><text:span text:style-name="T50">boolean</text:span><text:span text:style-name="T46"> canPerform() {</text:span></text:p>
      <text:p text:style-name="P101"><draw:frame draw:style-name="fr1" draw:name="Frame7" text:anchor-type="char" svg:x="-0.302in" svg:width="0.302in" draw:z-index="6"><draw:text-box fo:min-height="0.0161in"><text:p text:style-name="Text_20_body"><draw:frame draw:style-name="fr1" draw:name="Frame8" text:anchor-type="char" svg:x="0in" svg:width="0.2083in" draw:z-index="7"><draw:text-box fo:min-height="0.0161in"><text:p text:style-name="Text_20_body"/></draw:text-box></draw:frame></text:p></draw:text-box></draw:frame> <text:s text:c="3"/><text:span text:style-name="T51">// return true if I can perform the action</text:span></text:p>
      <text:p text:style-name="P101"><draw:frame draw:style-name="fr1" draw:name="Frame9" text:anchor-type="char" svg:x="-0.302in" svg:width="0.302in" draw:z-index="8"><draw:text-box fo:min-height="0.0161in"><text:p text:style-name="Text_20_body"><draw:frame draw:style-name="fr1" draw:name="Frame10" text:anchor-type="char" svg:x="0in" svg:width="0.2083in" draw:z-index="9"><draw:text-box fo:min-height="0.0161in"><text:p text:style-name="Text_20_body"/></draw:text-box></draw:frame></text:p></draw:text-box></draw:frame> <text:s/><text:span text:style-name="T46">}</text:span></text:p>
      <text:p text:style-name="P100"><draw:frame draw:style-name="fr1" draw:name="Frame11" text:anchor-type="char" svg:x="-0.302in" svg:width="0.302in" draw:z-index="10"><draw:text-box fo:min-height="0.0161in"><text:p text:style-name="Text_20_body"><draw:frame draw:style-name="fr1" draw:name="Frame12" text:anchor-type="char" svg:x="0in" svg:width="0.2083in" draw:z-index="11"><draw:text-box fo:min-height="0.0161in"><text:p text:style-name="Text_20_body"/></draw:text-box></draw:frame></text:p></draw:text-box></draw:frame>}</text:p>
      <text:p text:style-name="P100"><draw:frame draw:style-name="fr1" draw:name="Frame15" text:anchor-type="char" svg:x="-0.302in" svg:width="0.302in" draw:z-index="12"><draw:text-box fo:min-height="0.0161in"><text:p text:style-name="Text_20_body"><draw:frame draw:style-name="fr1" draw:name="Frame16" text:anchor-type="char" svg:x="0in" svg:width="0.2083in" draw:z-index="13"><draw:text-box fo:min-height="0.0161in"><text:p text:style-name="Text_20_body"/></draw:text-box></draw:frame></text:p></draw:text-box></draw:frame><draw:frame draw:style-name="fr1" draw:name="Frame13" text:anchor-type="char" svg:x="-0.302in" svg:width="0.302in" draw:z-index="14"><draw:text-box fo:min-height="0.0161in"><text:p text:style-name="Text_20_body"><draw:frame draw:style-name="fr1" draw:name="Frame14" text:anchor-type="char" svg:x="0in" svg:width="0.2083in" draw:z-index="15"><draw:text-box fo:min-height="0.0161in"><text:p text:style-name="Text_20_body"/></draw:text-box></draw:frame></text:p></draw:text-box></draw:frame><text:span text:style-name="T47">interface</text:span> <text:span text:style-name="T49">InterfaceB</text:span> {</text:p>
      <text:p text:style-name="P101"><draw:frame draw:style-name="fr1" draw:name="Frame17" text:anchor-type="char" svg:x="-0.302in" svg:width="0.302in" draw:z-index="16"><draw:text-box fo:min-height="0.0161in"><text:p text:style-name="Text_20_body"><draw:frame draw:style-name="fr1" draw:name="Frame18" text:anchor-type="char" svg:x="0in" svg:width="0.2083in" draw:z-index="17"><draw:text-box fo:min-height="0.0161in"><text:p text:style-name="Text_20_body"/></draw:text-box></draw:frame></text:p></draw:text-box></draw:frame> <text:s/><text:span text:style-name="T50">void</text:span><text:span text:style-name="T46"> performB();</text:span></text:p>
      <text:p text:style-name="P101"><draw:frame draw:style-name="fr1" draw:name="Frame19" text:anchor-type="char" svg:x="-0.302in" svg:width="0.302in" draw:z-index="18"><draw:text-box fo:min-height="0.0161in"><text:p text:style-name="Text_20_body"><draw:frame draw:style-name="fr1" draw:name="Frame20" text:anchor-type="char" svg:x="0in" svg:width="0.2083in" draw:z-index="19"><draw:text-box fo:min-height="0.0161in"><text:p text:style-name="Text_20_body"/></draw:text-box></draw:frame></text:p></draw:text-box></draw:frame> <text:s/><text:span text:style-name="T48">default</text:span><text:span text:style-name="T46"> </text:span><text:span text:style-name="T50">boolean</text:span><text:span text:style-name="T46"> canPerform() {</text:span></text:p>
      <text:p text:style-name="P101"><draw:frame draw:style-name="fr1" draw:name="Frame21" text:anchor-type="char" svg:x="-0.302in" svg:width="0.302in" draw:z-index="20"><draw:text-box fo:min-height="0.0161in"><text:p text:style-name="Text_20_body"><draw:frame draw:style-name="fr1" draw:name="Frame22" text:anchor-type="char" svg:x="0in" svg:width="0.2083in" draw:z-index="21"><draw:text-box fo:min-height="0.0161in"><text:p text:style-name="Text_20_body"/></draw:text-box></draw:frame></text:p></draw:text-box></draw:frame> <text:s text:c="3"/><text:span text:style-name="T51">//return true if I can perform the action</text:span></text:p>
      <text:p text:style-name="P101"><draw:frame draw:style-name="fr1" draw:name="Frame23" text:anchor-type="char" svg:x="-0.302in" svg:width="0.302in" draw:z-index="22"><draw:text-box fo:min-height="0.0161in"><text:p text:style-name="Text_20_body"><draw:frame draw:style-name="fr1" draw:name="Frame24" text:anchor-type="char" svg:x="0in" svg:width="0.2083in" draw:z-index="23"><draw:text-box fo:min-height="0.0161in"><text:p text:style-name="Text_20_body"/></draw:text-box></draw:frame></text:p></draw:text-box></draw:frame> <text:s/><text:span text:style-name="T46">}</text:span></text:p>
      <text:p text:style-name="P100"><draw:frame draw:style-name="fr1" draw:name="Frame25" text:anchor-type="char" svg:x="-0.302in" svg:width="0.302in" draw:z-index="24"><draw:text-box fo:min-height="0.0161in"><text:p text:style-name="Text_20_body"><draw:frame draw:style-name="fr1" draw:name="Frame26" text:anchor-type="char" svg:x="0in" svg:width="0.2083in" draw:z-index="25"><draw:text-box fo:min-height="0.0161in"><text:p text:style-name="Text_20_body"/></draw:text-box></draw:frame></text:p></draw:text-box></draw:frame>}</text:p>
      <text:p text:style-name="P100"><draw:frame draw:style-name="fr1" draw:name="Frame29" text:anchor-type="char" svg:x="-0.302in" svg:width="0.302in" draw:z-index="26"><draw:text-box fo:min-height="0.0161in"><text:p text:style-name="Text_20_body"><draw:frame draw:style-name="fr1" draw:name="Frame30" text:anchor-type="char" svg:x="0in" svg:width="0.2083in" draw:z-index="27"><draw:text-box fo:min-height="0.0161in"><text:p text:style-name="Text_20_body"/></draw:text-box></draw:frame></text:p></draw:text-box></draw:frame><draw:frame draw:style-name="fr1" draw:name="Frame27" text:anchor-type="char" svg:x="-0.302in" svg:width="0.302in" draw:z-index="28"><draw:text-box fo:min-height="0.0161in"><text:p text:style-name="Text_20_body"><draw:frame draw:style-name="fr1" draw:name="Frame28" text:anchor-type="char" svg:x="0in" svg:width="0.2083in" draw:z-index="29"><draw:text-box fo:min-height="0.0161in"><text:p text:style-name="Text_20_body"/></draw:text-box></draw:frame></text:p></draw:text-box></draw:frame><text:span text:style-name="T47">class</text:span> <text:span text:style-name="T49">ConcreteC</text:span> <text:span text:style-name="T47">implements</text:span> InterfaceA, InterfaceB {</text:p>
      <text:p text:style-name="P100"><draw:frame draw:style-name="fr1" draw:name="Frame33" text:anchor-type="char" svg:x="-0.302in" svg:width="0.302in" draw:z-index="30"><draw:text-box fo:min-height="0.0161in"><text:p text:style-name="Text_20_body"><draw:frame draw:style-name="fr1" draw:name="Frame34" text:anchor-type="char" svg:x="0in" svg:width="0.2083in" draw:z-index="31"><draw:text-box fo:min-height="0.0161in"><text:p text:style-name="Text_20_body"/></draw:text-box></draw:frame></text:p></draw:text-box></draw:frame><draw:frame draw:style-name="fr1" draw:name="Frame31" text:anchor-type="char" svg:x="-0.302in" svg:width="0.302in" draw:z-index="32"><draw:text-box fo:min-height="0.0161in"><text:p text:style-name="Text_20_body"><draw:frame draw:style-name="fr1" draw:name="Frame32" text:anchor-type="char" svg:x="0in" svg:width="0.2083in" draw:z-index="33"><draw:text-box fo:min-height="0.0161in"><text:p text:style-name="Text_20_body"/></draw:text-box></draw:frame></text:p></draw:text-box></draw:frame>}</text:p>
      <text:p text:style-name="P9"><text:line-break/></text:p>
      <text:p text:style-name="P9"><text:span text:style-name="T10">The above code will fail to compile with "error: unrelated defaults for </text:span><text:span text:style-name="Source_20_Text"><text:span text:style-name="T11">canPerform()</text:span></text:span><text:span text:style-name="T10">from </text:span><text:span text:style-name="Source_20_Text"><text:span text:style-name="T11">InterfaceA</text:span></text:span><text:span text:style-name="T10"> and </text:span><text:span text:style-name="Source_20_Text"><text:span text:style-name="T11">InterfaceB</text:span></text:span><text:span text:style-name="T10">."</text:span></text:p>
      <text:p text:style-name="P7"><text:span text:style-name="T10">To overcome this problem, you need to </text:span><text:span text:style-name="Source_20_Text"><text:span text:style-name="T11">override</text:span></text:span><text:span text:style-name="T10"> the default method.</text:span></text:p>
      <text:p text:style-name="P100"><draw:frame draw:style-name="fr1" draw:name="Frame35" text:anchor-type="char" svg:x="-0.302in" svg:width="0.302in" draw:z-index="34"><draw:text-box fo:min-height="0.0161in"><text:p text:style-name="Text_20_body"><draw:frame draw:style-name="fr1" draw:name="Frame36" text:anchor-type="char" svg:x="0in" svg:width="0.2083in" draw:z-index="35"><draw:text-box fo:min-height="0.0161in"><text:p text:style-name="Text_20_body"/></draw:text-box></draw:frame></text:p></draw:text-box></draw:frame><text:span text:style-name="T47">class</text:span> <text:span text:style-name="T49">ConcreteC</text:span> <text:span text:style-name="T47">implements</text:span> InterfaceA, InterfaceB {</text:p>
      <text:p text:style-name="P101"><draw:frame draw:style-name="fr1" draw:name="Frame37" text:anchor-type="char" svg:x="-0.302in" svg:width="0.302in" draw:z-index="36"><draw:text-box fo:min-height="0.0161in"><text:p text:style-name="Text_20_body"><draw:frame draw:style-name="fr1" draw:name="Frame38" text:anchor-type="char" svg:x="0in" svg:width="0.2083in" draw:z-index="37"><draw:text-box fo:min-height="0.0161in"><text:p text:style-name="Text_20_body"/></draw:text-box></draw:frame></text:p></draw:text-box></draw:frame> <text:s/><text:span text:style-name="T46">override</text:span></text:p>
      <text:p text:style-name="P101"><draw:frame draw:style-name="fr1" draw:name="Frame39" text:anchor-type="char" svg:x="-0.302in" svg:width="0.302in" draw:z-index="38"><draw:text-box fo:min-height="0.0161in"><text:p text:style-name="Text_20_body"><draw:frame draw:style-name="fr1" draw:name="Frame40" text:anchor-type="char" svg:x="0in" svg:width="0.2083in" draw:z-index="39"><draw:text-box fo:min-height="0.0161in"><text:p text:style-name="Text_20_body"/></draw:text-box></draw:frame></text:p></draw:text-box></draw:frame> <text:s/><text:span text:style-name="T48">public</text:span><text:span text:style-name="T46"> </text:span><text:span text:style-name="T50">boolean</text:span><text:span text:style-name="T46"> canPerform() {</text:span></text:p>
      <text:p text:style-name="P101"><draw:frame draw:style-name="fr1" draw:name="Frame43" text:anchor-type="char" svg:x="-0.302in" svg:width="0.302in" draw:z-index="40"><draw:text-box fo:min-height="0.0161in"><text:p text:style-name="Text_20_body"><draw:frame draw:style-name="fr1" draw:name="Frame44" text:anchor-type="char" svg:x="0in" svg:width="0.2083in" draw:z-index="41"><draw:text-box fo:min-height="0.0161in"><text:p text:style-name="Text_20_body"/></draw:text-box></draw:frame></text:p></draw:text-box></draw:frame><draw:frame draw:style-name="fr1" draw:name="Frame41" text:anchor-type="char" svg:x="-0.302in" svg:width="0.302in" draw:z-index="42"><draw:text-box fo:min-height="0.0161in"><text:p text:style-name="Text_20_body"><draw:frame draw:style-name="fr1" draw:name="Frame42" text:anchor-type="char" svg:x="0in" svg:width="0.2083in" draw:z-index="43"><draw:text-box fo:min-height="0.0161in"><text:p text:style-name="Text_20_body"/></draw:text-box></draw:frame></text:p></draw:text-box></draw:frame> <text:s/><text:span text:style-name="T46">}</text:span></text:p>
      <text:p text:style-name="P100"><draw:frame draw:style-name="fr1" draw:name="Frame45" text:anchor-type="char" svg:x="-0.302in" svg:width="0.302in" draw:z-index="44"><draw:text-box fo:min-height="0.0161in"><text:p text:style-name="Text_20_body"><draw:frame draw:style-name="fr1" draw:name="Frame46" text:anchor-type="char" svg:x="0in" svg:width="0.2083in" draw:z-index="45"><draw:text-box fo:min-height="0.0161in"><text:p text:style-name="Text_20_body"/></draw:text-box></draw:frame></text:p></draw:text-box></draw:frame>}</text:p>
      <text:p text:style-name="P9"><text:line-break/></text:p>
      <text:p text:style-name="P9"><text:span text:style-name="T10">But say you don't want to provide the implementation of the overridden </text:span><text:span text:style-name="Source_20_Text"><text:span text:style-name="T11">default</text:span></text:span><text:span text:style-name="T10"> method but instead want to reuse the existing one. That is also possible with the following syntax.</text:span></text:p>
      <text:p text:style-name="P100"><draw:frame draw:style-name="fr1" draw:name="Frame47" text:anchor-type="char" svg:x="-0.302in" svg:width="0.302in" draw:z-index="46"><draw:text-box fo:min-height="0.0161in"><text:p text:style-name="Text_20_body"><draw:frame draw:style-name="fr1" draw:name="Frame48" text:anchor-type="char" svg:x="0in" svg:width="0.2083in" draw:z-index="47"><draw:text-box fo:min-height="0.0161in"><text:p text:style-name="Text_20_body"/></draw:text-box></draw:frame></text:p></draw:text-box></draw:frame><text:span text:style-name="T47">class</text:span> <text:span text:style-name="T49">ConcreteC</text:span> <text:span text:style-name="T47">implements</text:span> InterfaceA, InterfaceB {</text:p>
      <text:p text:style-name="P101"><draw:frame draw:style-name="fr1" draw:name="Frame49" text:anchor-type="char" svg:x="-0.302in" svg:width="0.302in" draw:z-index="48"><draw:text-box fo:min-height="0.0161in"><text:p text:style-name="Text_20_body"><draw:frame draw:style-name="fr1" draw:name="Frame50" text:anchor-type="char" svg:x="0in" svg:width="0.2083in" draw:z-index="49"><draw:text-box fo:min-height="0.0161in"><text:p text:style-name="Text_20_body"/></draw:text-box></draw:frame></text:p></draw:text-box></draw:frame> <text:s/><text:span text:style-name="T46">override</text:span></text:p>
      <text:p text:style-name="P101"><draw:frame draw:style-name="fr1" draw:name="Frame51" text:anchor-type="char" svg:x="-0.302in" svg:width="0.302in" draw:z-index="50"><draw:text-box fo:min-height="0.0161in"><text:p text:style-name="Text_20_body"><draw:frame draw:style-name="fr1" draw:name="Frame52" text:anchor-type="char" svg:x="0in" svg:width="0.2083in" draw:z-index="51"><draw:text-box fo:min-height="0.0161in"><text:p text:style-name="Text_20_body"/></draw:text-box></draw:frame></text:p></draw:text-box></draw:frame><text:soft-page-break/> <text:s/><text:span text:style-name="T48">public</text:span><text:span text:style-name="T46"> </text:span><text:span text:style-name="T50">boolean</text:span><text:span text:style-name="T46"> canPerform() {</text:span></text:p>
      <text:p text:style-name="P101"><draw:frame draw:style-name="fr1" draw:name="Frame53" text:anchor-type="char" svg:x="-0.302in" svg:width="0.302in" draw:z-index="52"><draw:text-box fo:min-height="0.0161in"><text:p text:style-name="Text_20_body"><draw:frame draw:style-name="fr1" draw:name="Frame54" text:anchor-type="char" svg:x="0in" svg:width="0.2083in" draw:z-index="53"><draw:text-box fo:min-height="0.0161in"><text:p text:style-name="Text_20_body"/></draw:text-box></draw:frame></text:p></draw:text-box></draw:frame> <text:s text:c="3"/><text:span text:style-name="T48">return</text:span><text:span text:style-name="T46"> InterfaceA.</text:span><text:span text:style-name="T48">super</text:span><text:span text:style-name="T46">.canPerform();</text:span></text:p>
      <text:p text:style-name="P101"><draw:frame draw:style-name="fr1" draw:name="Frame55" text:anchor-type="char" svg:x="-0.302in" svg:width="0.302in" draw:z-index="54"><draw:text-box fo:min-height="0.0161in"><text:p text:style-name="Text_20_body"><draw:frame draw:style-name="fr1" draw:name="Frame56" text:anchor-type="char" svg:x="0in" svg:width="0.2083in" draw:z-index="55"><draw:text-box fo:min-height="0.0161in"><text:p text:style-name="Text_20_body"/></draw:text-box></draw:frame></text:p></draw:text-box></draw:frame> <text:s/><text:span text:style-name="T46">}</text:span></text:p>
      <text:p text:style-name="P100"><draw:frame draw:style-name="fr1" draw:name="Frame57" text:anchor-type="char" svg:x="-0.302in" svg:width="0.302in" draw:z-index="56"><draw:text-box fo:min-height="0.0161in"><text:p text:style-name="Text_20_body"><draw:frame draw:style-name="fr1" draw:name="Frame58" text:anchor-type="char" svg:x="0in" svg:width="0.2083in" draw:z-index="57"><draw:text-box fo:min-height="0.0161in"><text:p text:style-name="Text_20_body"/></draw:text-box></draw:frame></text:p></draw:text-box></draw:frame>}</text:p>
      <text:p text:style-name="P9"/>
      <text:p text:style-name="P5">2.<text:a xlink:type="simple" xlink:href="https://www.journaldev.com/2389/java-8-features-with-examples#iterable-forEach" text:style-name="Internet_20_link" text:visited-style-name="Visited_20_Internet_20_Link"><text:span text:style-name="T5">forEach() method in Iterable interface</text:span></text:a><text:span text:style-name="T5">:-</text:span></text:p>
      <text:p text:style-name="P5">Whenever we need to traverse through a Collection, we need to create an Iterator whose whole purpose is to iterate over and then we have business logic in a loop for each of the elements in the Collection. We might get ConcurrentModificationException if iterator is not used properly.</text:p>
      <text:p text:style-name="P5">This problem can be override in java 1.8 because ,forEach() has introduced in java.lang.Iterable interface which takes care about ConcurrentModificationException.Now we have to concentrate on only business logic while writing a code because forEach() takes a parameter as java.util.function.consumer object which helps in having our business logic at seprate location.</text:p>
      <text:p text:style-name="P5"/>
      <text:p text:style-name="P58">How forEach() handle the ConcurrentModificationException?</text:p>
      <text:p text:style-name="P58">To know this we need to check internal implementationof forEach() <text:span text:style-name="T62">method</text:span></text:p>
      <text:p text:style-name="P20"/>
      <text:p text:style-name="P18">If we wandering , how iterator checks for modification, we can check its implementation in AbstractList class.</text:p>
      <text:p text:style-name="P18"/>
      <text:p text:style-name="P18">In AbstractList class,there is one variable modCount which provides how many times a List has modified in each call of next() by calling checkForCoModification() method.</text:p>
      <text:p text:style-name="P5"/>
      <text:p text:style-name="P59">For e.g.</text:p>
      <text:p text:style-name="P35"><text:span text:style-name="T25">package</text:span><text:span text:style-name="T30"> java8foreachexample;</text:span></text:p>
      <text:p text:style-name="P44"><text:span text:style-name="T25">import</text:span><text:span text:style-name="T30"> java.util.ArrayList;</text:span></text:p>
      <text:p text:style-name="P44"><text:span text:style-name="T25">import</text:span><text:span text:style-name="T30"> java.util.Iterator;</text:span></text:p>
      <text:p text:style-name="P44"><text:span text:style-name="T25">import</text:span><text:span text:style-name="T30"> java.util.List;</text:span></text:p>
      <text:p text:style-name="P44"><text:span text:style-name="T25">import</text:span><text:span text:style-name="T30"> java.util.function.Consumer;</text:span></text:p>
      <text:p text:style-name="P44"><text:span text:style-name="T25">public</text:span><text:span text:style-name="T30"> </text:span><text:span text:style-name="T25">class</text:span><text:span text:style-name="T30"> Java8ForEachexample {</text:span></text:p>
      <text:p text:style-name="P48"/>
      <text:p text:style-name="P44"><text:span text:style-name="T30"><text:tab/></text:span><text:span text:style-name="T25">public</text:span><text:span text:style-name="T30"> </text:span><text:span text:style-name="T25">static</text:span><text:span text:style-name="T30"> </text:span><text:span text:style-name="T25">void</text:span><text:span text:style-name="T30"> main(String[] </text:span><text:span text:style-name="T39">args</text:span><text:span text:style-name="T30">) {</text:span></text:p>
      <text:p text:style-name="P46"><text:tab/><text:tab/></text:p>
      <text:p text:style-name="P44"><text:span text:style-name="T30"><text:tab/><text:tab/></text:span><text:span text:style-name="T43">//creating sample Collection</text:span></text:p>
      <text:p text:style-name="P44"><text:span text:style-name="T30"><text:tab/><text:tab/>List&lt;Integer&gt; </text:span><text:span text:style-name="T39">myList</text:span><text:span text:style-name="T30"> = </text:span><text:span text:style-name="T25">new</text:span><text:span text:style-name="T30"> ArrayList&lt;Integer&gt;();</text:span></text:p>
      <text:p text:style-name="P44"><text:span text:style-name="T30"><text:tab/><text:tab/></text:span><text:span text:style-name="T25">for</text:span><text:span text:style-name="T30">(</text:span><text:span text:style-name="T25">int</text:span><text:span text:style-name="T30"> </text:span><text:span text:style-name="T39">i</text:span><text:span text:style-name="T30">=0; </text:span><text:span text:style-name="T39">i</text:span><text:span text:style-name="T30">&lt;10; </text:span><text:span text:style-name="T39">i</text:span><text:span text:style-name="T30">++) </text:span><text:span text:style-name="T39">myList</text:span><text:span text:style-name="T30">.add(</text:span><text:span text:style-name="T39">i</text:span><text:span text:style-name="T30">);</text:span></text:p>
      <text:p text:style-name="P46"><text:tab/><text:tab/></text:p>
      <text:p text:style-name="P44"><text:span text:style-name="T30"><text:tab/><text:tab/></text:span><text:span text:style-name="T43">//traversing using Iterator</text:span></text:p>
      <text:p text:style-name="P44"><text:span text:style-name="T30"><text:tab/><text:tab/>Iterator&lt;Integer&gt; </text:span><text:span text:style-name="T39">it</text:span><text:span text:style-name="T30"> = </text:span><text:span text:style-name="T39">myList</text:span><text:span text:style-name="T30">.iterator();</text:span></text:p>
      <text:p text:style-name="P44"><text:soft-page-break/><text:span text:style-name="T30"><text:tab/><text:tab/></text:span><text:span text:style-name="T25">while</text:span><text:span text:style-name="T30">(</text:span><text:span text:style-name="T39">it</text:span><text:span text:style-name="T30">.hasNext()){</text:span></text:p>
      <text:p text:style-name="P44"><text:span text:style-name="T30"><text:tab/><text:tab/><text:tab/>Integer </text:span><text:span text:style-name="T39">i</text:span><text:span text:style-name="T30"> = </text:span><text:span text:style-name="T39">it</text:span><text:span text:style-name="T30">.next();</text:span></text:p>
      <text:p text:style-name="P44"><text:span text:style-name="T30"><text:tab/><text:tab/><text:tab/>System.</text:span><text:span text:style-name="T40">out</text:span><text:span text:style-name="T30">.println(</text:span><text:span text:style-name="T41">"Iterator Value::"</text:span><text:span text:style-name="T30">+</text:span><text:span text:style-name="T39">i</text:span><text:span text:style-name="T30">);</text:span></text:p>
      <text:p text:style-name="P46"><text:tab/><text:tab/>}</text:p>
      <text:p text:style-name="P46"><text:tab/><text:tab/></text:p>
      <text:p text:style-name="P44"><text:span text:style-name="T30"><text:tab/><text:tab/></text:span><text:span text:style-name="T43">//traversing through forEach method of </text:span><text:span text:style-name="T44">Iterable</text:span><text:span text:style-name="T43"> with anonymous class</text:span></text:p>
      <text:p text:style-name="P44"><text:span text:style-name="T30"><text:tab/><text:tab/></text:span><text:span text:style-name="T39">myList</text:span><text:span text:style-name="T30">.forEach(</text:span><text:span text:style-name="T25">new</text:span><text:span text:style-name="T30"> Consumer&lt;Integer&gt;() {</text:span></text:p>
      <text:p text:style-name="P48"/>
      <text:p text:style-name="P44"><text:span text:style-name="T30"><text:tab/><text:tab/><text:tab/></text:span><text:span text:style-name="T25">public</text:span><text:span text:style-name="T30"> </text:span><text:span text:style-name="T25">void</text:span><text:span text:style-name="T30"> accept(Integer </text:span><text:span text:style-name="T39">t</text:span><text:span text:style-name="T30">) {</text:span></text:p>
      <text:p text:style-name="P44"><text:span text:style-name="T30"><text:tab/><text:tab/><text:tab/><text:tab/>System.</text:span><text:span text:style-name="T40">out</text:span><text:span text:style-name="T30">.println(</text:span><text:span text:style-name="T41">"forEach anonymous class Value::"</text:span><text:span text:style-name="T30">+</text:span><text:span text:style-name="T39">t</text:span><text:span text:style-name="T30">);</text:span></text:p>
      <text:p text:style-name="P46"><text:tab/><text:tab/><text:tab/>}</text:p>
      <text:p text:style-name="P48"/>
      <text:p text:style-name="P46"><text:tab/><text:tab/>});</text:p>
      <text:p text:style-name="P46"><text:tab/>}</text:p>
      <text:p text:style-name="P46">}</text:p>
      <text:p text:style-name="P35"/>
      <text:p text:style-name="P35">output:-</text:p>
      <text:p text:style-name="P21">Iterator Value::0</text:p>
      <text:p text:style-name="P46">Iterator Value::1</text:p>
      <text:p text:style-name="P46">Iterator Value::2</text:p>
      <text:p text:style-name="P46">Iterator Value::3</text:p>
      <text:p text:style-name="P46">Iterator Value::4</text:p>
      <text:p text:style-name="P46">Iterator Value::5</text:p>
      <text:p text:style-name="P46">Iterator Value::6</text:p>
      <text:p text:style-name="P46">Iterator Value::7</text:p>
      <text:p text:style-name="P46">Iterator Value::8</text:p>
      <text:p text:style-name="P46">Iterator Value::9</text:p>
      <text:p text:style-name="P46">forEach anonymous class Value::0</text:p>
      <text:p text:style-name="P46">forEach anonymous class Value::1</text:p>
      <text:p text:style-name="P46">forEach anonymous class Value::2</text:p>
      <text:p text:style-name="P46">forEach anonymous class Value::3</text:p>
      <text:p text:style-name="P46">forEach anonymous class Value::4</text:p>
      <text:p text:style-name="P46">forEach anonymous class Value::5</text:p>
      <text:p text:style-name="P46">forEach anonymous class Value::6</text:p>
      <text:p text:style-name="P46">forEach anonymous class Value::7</text:p>
      <text:p text:style-name="P46">forEach anonymous class Value::8</text:p>
      <text:p text:style-name="P21">forEach anonymous class Value::9</text:p>
      <text:p text:style-name="P21"/>
      <text:p text:style-name="P29">Q.)what is ConcurrentModificationException?</text:p>
      <text:p text:style-name="P28"/>
      <text:p text:style-name="P27">Java.util.ConcurrentModificationException can occure in multithreaded and single threaded application.</text:p>
      <text:p text:style-name="P27"/>
      <text:p text:style-name="P42"><text:span text:style-name="T29">ConcurrentModificationException can occure while working with Collection classes. Java collection classes are fail-fast which means while traversing of element from collection </text:span><text:span text:style-name="T37">uisng iterator </text:span><text:span text:style-name="T29">, </text:span><text:span text:style-name="T37">Iterator.hasNext() will through </text:span><text:span text:style-name="T29">ConcurrentModificationException</text:span><text:span text:style-name="T37"> if and only if ,</text:span><text:span text:style-name="T29">element </text:span><text:span text:style-name="T37">of collection get changed by thread during travering process.</text:span></text:p>
      <text:p text:style-name="P26"/>
      <text:p text:style-name="P41"><text:span text:style-name="T37">C</text:span><text:span text:style-name="T29">oncurrent Modification exception scenario</text:span></text:p>
      <text:p text:style-name="P41"><text:span text:style-name="T25">package</text:span><text:span text:style-name="T30"> concurrentmodificationexample;</text:span></text:p>
      <text:p text:style-name="P48"/>
      <text:p text:style-name="P44"><text:span text:style-name="T25">import</text:span><text:span text:style-name="T30"> java.util.*;</text:span></text:p>
      <text:p text:style-name="P48"/>
      <text:p text:style-name="P44"><text:span text:style-name="T25">public</text:span><text:span text:style-name="T30"> </text:span><text:span text:style-name="T25">class</text:span><text:span text:style-name="T30"> IteratorExample {</text:span></text:p>
      <text:p text:style-name="P48"/>
      <text:p text:style-name="P44"><text:soft-page-break/><text:span text:style-name="T30"><text:tab/></text:span><text:span text:style-name="T25">public</text:span><text:span text:style-name="T30"> </text:span><text:span text:style-name="T25">static</text:span><text:span text:style-name="T30"> </text:span><text:span text:style-name="T25">void</text:span><text:span text:style-name="T30"> main(String </text:span><text:span text:style-name="T39">args</text:span><text:span text:style-name="T30">[]){</text:span></text:p>
      <text:p text:style-name="P44"><text:span text:style-name="T30"><text:tab/><text:tab/>List&lt;String&gt; </text:span><text:span text:style-name="T39">myList</text:span><text:span text:style-name="T30"> = </text:span><text:span text:style-name="T25">new</text:span><text:span text:style-name="T30"> ArrayList&lt;String&gt;();</text:span></text:p>
      <text:p text:style-name="P46"><text:tab/><text:tab/></text:p>
      <text:p text:style-name="P44"><text:span text:style-name="T30"><text:tab/><text:tab/></text:span><text:span text:style-name="T39">myList</text:span><text:span text:style-name="T30">.add(</text:span><text:span text:style-name="T41">"1"</text:span><text:span text:style-name="T30">);</text:span></text:p>
      <text:p text:style-name="P44"><text:span text:style-name="T30"><text:tab/><text:tab/></text:span><text:span text:style-name="T39">myList</text:span><text:span text:style-name="T30">.add(</text:span><text:span text:style-name="T41">"2"</text:span><text:span text:style-name="T30">);</text:span></text:p>
      <text:p text:style-name="P44"><text:span text:style-name="T30"><text:tab/><text:tab/></text:span><text:span text:style-name="T39">myList</text:span><text:span text:style-name="T30">.add(</text:span><text:span text:style-name="T41">"3"</text:span><text:span text:style-name="T30">);</text:span></text:p>
      <text:p text:style-name="P44"><text:span text:style-name="T30"><text:tab/><text:tab/></text:span><text:span text:style-name="T39">myList</text:span><text:span text:style-name="T30">.add(</text:span><text:span text:style-name="T41">"4"</text:span><text:span text:style-name="T30">);</text:span></text:p>
      <text:p text:style-name="P44"><text:span text:style-name="T30"><text:tab/><text:tab/></text:span><text:span text:style-name="T39">myList</text:span><text:span text:style-name="T30">.add(</text:span><text:span text:style-name="T41">"5"</text:span><text:span text:style-name="T30">);</text:span></text:p>
      <text:p text:style-name="P46"><text:tab/><text:tab/></text:p>
      <text:p text:style-name="P44"><text:span text:style-name="T30"><text:tab/><text:tab/>Iterator&lt;String&gt; </text:span><text:span text:style-name="T39">it</text:span><text:span text:style-name="T30"> = </text:span><text:span text:style-name="T39">myList</text:span><text:span text:style-name="T30">.iterator();</text:span></text:p>
      <text:p text:style-name="P44"><text:span text:style-name="T30"><text:tab/><text:tab/></text:span><text:span text:style-name="T25">while</text:span><text:span text:style-name="T30">(</text:span><text:span text:style-name="T39">it</text:span><text:span text:style-name="T30">.hasNext()){</text:span></text:p>
      <text:p text:style-name="P44"><text:span text:style-name="T30"><text:tab/><text:tab/><text:tab/>String </text:span><text:span text:style-name="T39">value</text:span><text:span text:style-name="T30"> = </text:span><text:span text:style-name="T39">it</text:span><text:span text:style-name="T30">.next();</text:span></text:p>
      <text:p text:style-name="P44"><text:span text:style-name="T30"><text:tab/><text:tab/><text:tab/></text:span><text:span text:style-name="T35">System</text:span><text:span text:style-name="T30">.</text:span><text:span text:style-name="T40">out</text:span><text:span text:style-name="T30">.println(</text:span><text:span text:style-name="T41">"List Value:"</text:span><text:span text:style-name="T30">+</text:span><text:span text:style-name="T39">value</text:span><text:span text:style-name="T30">);</text:span></text:p>
      <text:p text:style-name="P44"><text:span text:style-name="T30"><text:tab/><text:tab/><text:tab/></text:span><text:span text:style-name="T25">if</text:span><text:span text:style-name="T30">(</text:span><text:span text:style-name="T39">value</text:span><text:span text:style-name="T30">.equals(</text:span><text:span text:style-name="T41">"3"</text:span><text:span text:style-name="T30">)) </text:span><text:span text:style-name="T39">myList</text:span><text:span text:style-name="T30">.remove(</text:span><text:span text:style-name="T39">value</text:span><text:span text:style-name="T30">);</text:span></text:p>
      <text:p text:style-name="P46"><text:tab/><text:tab/>}</text:p>
      <text:p text:style-name="P46"><text:tab/><text:tab/></text:p>
      <text:p text:style-name="P44"><text:span text:style-name="T30"><text:tab/><text:tab/>Map&lt;String,String&gt; </text:span><text:span text:style-name="T39">myMap</text:span><text:span text:style-name="T30"> = </text:span><text:span text:style-name="T25">new</text:span><text:span text:style-name="T30"> HashMap&lt;String,String&gt;();</text:span></text:p>
      <text:p text:style-name="P44"><text:span text:style-name="T30"><text:tab/><text:tab/></text:span><text:span text:style-name="T39">myMap</text:span><text:span text:style-name="T30">.put(</text:span><text:span text:style-name="T41">"1"</text:span><text:span text:style-name="T30">, </text:span><text:span text:style-name="T41">"1"</text:span><text:span text:style-name="T30">);</text:span></text:p>
      <text:p text:style-name="P44"><text:span text:style-name="T30"><text:tab/><text:tab/></text:span><text:span text:style-name="T39">myMap</text:span><text:span text:style-name="T30">.put(</text:span><text:span text:style-name="T41">"2"</text:span><text:span text:style-name="T30">, </text:span><text:span text:style-name="T41">"2"</text:span><text:span text:style-name="T30">);</text:span></text:p>
      <text:p text:style-name="P44"><text:span text:style-name="T30"><text:tab/><text:tab/></text:span><text:span text:style-name="T39">myMap</text:span><text:span text:style-name="T30">.put(</text:span><text:span text:style-name="T41">"3"</text:span><text:span text:style-name="T30">, </text:span><text:span text:style-name="T41">"3"</text:span><text:span text:style-name="T30">);</text:span></text:p>
      <text:p text:style-name="P48"/>
      <text:p text:style-name="P44"><text:span text:style-name="T30"><text:tab/><text:tab/>Iterator&lt;String&gt; </text:span><text:span text:style-name="T39">it1</text:span><text:span text:style-name="T30"> = </text:span><text:span text:style-name="T39">myMap</text:span><text:span text:style-name="T30">.keySet().iterator();</text:span></text:p>
      <text:p text:style-name="P44"><text:span text:style-name="T30"><text:tab/><text:tab/></text:span><text:span text:style-name="T25">while</text:span><text:span text:style-name="T30">(</text:span><text:span text:style-name="T39">it1</text:span><text:span text:style-name="T30">.hasNext()){</text:span></text:p>
      <text:p text:style-name="P44"><text:span text:style-name="T30"><text:tab/><text:tab/><text:tab/>String </text:span><text:span text:style-name="T39">key</text:span><text:span text:style-name="T30"> = </text:span><text:span text:style-name="T39">it1</text:span><text:span text:style-name="T30">.next();</text:span></text:p>
      <text:p text:style-name="P44"><text:span text:style-name="T30"><text:tab/><text:tab/><text:tab/></text:span><text:span text:style-name="T35">System</text:span><text:span text:style-name="T30">.</text:span><text:span text:style-name="T40">out</text:span><text:span text:style-name="T30">.println(</text:span><text:span text:style-name="T41">"Map Value:"</text:span><text:span text:style-name="T30">+</text:span><text:span text:style-name="T39">myMap</text:span><text:span text:style-name="T30">.get(</text:span><text:span text:style-name="T39">key</text:span><text:span text:style-name="T30">));</text:span></text:p>
      <text:p text:style-name="P44"><text:span text:style-name="T30"><text:tab/><text:tab/><text:tab/></text:span><text:span text:style-name="T25">if</text:span><text:span text:style-name="T30">(</text:span><text:span text:style-name="T39">key</text:span><text:span text:style-name="T30">.equals(</text:span><text:span text:style-name="T41">"2"</text:span><text:span text:style-name="T30">)){</text:span></text:p>
      <text:p text:style-name="P44"><text:span text:style-name="T30"><text:tab/><text:tab/><text:tab/><text:tab/></text:span><text:span text:style-name="T39">myMap</text:span><text:span text:style-name="T30">.put(</text:span><text:span text:style-name="T41">"1"</text:span><text:span text:style-name="T30">,</text:span><text:span text:style-name="T41">"4"</text:span><text:span text:style-name="T30">);</text:span></text:p>
      <text:p text:style-name="P44"><text:span text:style-name="T30"><text:tab/><text:tab/><text:tab/><text:tab/></text:span><text:span text:style-name="T43">//myMap.put("4", "4");</text:span></text:p>
      <text:p text:style-name="P46"><text:tab/><text:tab/><text:tab/>}</text:p>
      <text:p text:style-name="P46"><text:tab/><text:tab/>}</text:p>
      <text:p text:style-name="P48"/>
      <text:p text:style-name="P46"><text:tab/>}</text:p>
      <text:p text:style-name="P46">}</text:p>
      <text:p text:style-name="P25">Above program will throw java.util.ConcurrentModificationException when executed, as shown in below console logs.</text:p>
      <text:p text:style-name="P19">List Value:1</text:p>
      <text:p text:style-name="P46">List Value:2</text:p>
      <text:p text:style-name="P46">List Value:3</text:p>
      <text:p text:style-name="P44"><text:span text:style-name="T52">Exception in thread "main" </text:span><text:span text:style-name="T53">java.util.ConcurrentModificationException</text:span></text:p>
      <text:p text:style-name="P44"><text:span text:style-name="T52"><text:tab/>at java.util.ArrayList$Itr.checkForComodification(</text:span><text:span text:style-name="T53">ArrayList.java:907</text:span><text:span text:style-name="T52">)</text:span></text:p>
      <text:p text:style-name="P44"><text:span text:style-name="T52"><text:tab/>at java.util.ArrayList$Itr.next(</text:span><text:span text:style-name="T53">ArrayList.java:857</text:span><text:span text:style-name="T52">)</text:span></text:p>
      <text:p text:style-name="P40"><text:span text:style-name="T52"><text:tab/>at concurrentmodificationexample.IteratorExample.main(</text:span><text:span text:style-name="T53">IteratorExample.java:18</text:span><text:span text:style-name="T52">)</text:span></text:p>
      <text:p text:style-name="P19"/>
      <text:p text:style-name="P17">If we wandering , how iterator checks for modification, we can check its implementation in AbstractList class.</text:p>
      <text:p text:style-name="P17"/>
      <text:p text:style-name="P17">In AbstractList class,there is one variable modCount which provides how many times a List has modified in each call of next() by calling checkForCoModification() method.</text:p>
      <text:p text:style-name="P17"/>
      <text:p text:style-name="P24">Avoid ConcurrentModificationException in Single Thread and multi-thread.</text:p>
      <text:p text:style-name="P24">Multithread</text:p>
      <text:p text:style-name="P17">1.convert the list into array and then iterate the array .This approach is best suitable for the smaller size of list if List size is more then it reduces the performance of application.</text:p>
      <text:p text:style-name="P17"/>
      <text:p text:style-name="P39"><text:span text:style-name="T30">2.</text:span><text:span text:style-name="T31">We can use synchronize block while iterating the list but its not recommended </text:span><text:soft-page-break/><text:span text:style-name="T31">beause it cease the benefits of multithreading concept.</text:span></text:p>
      <text:p text:style-name="P13"/>
      <text:p text:style-name="P12">3.if we are using java 1.5 or higer then we can use ConcurrentHashMap in case and CopyOnWriteArrayList classes .This approach is recommended.</text:p>
      <text:p text:style-name="P12"/>
      <text:p text:style-name="P43"><text:span text:style-name="T30">Single </text:span><text:span text:style-name="T31">Thread.</text:span></text:p>
      <text:p text:style-name="P64">If you are working on single-threaded environment and want your code to take care of the extra added objects in the list then you can do so using for loop rather than iterator.</text:p>
      <text:p text:style-name="P96"><text:span text:style-name="T54">for</text:span><text:span text:style-name="T56">(</text:span><text:span text:style-name="T54">int</text:span><text:span text:style-name="T28"> i </text:span><text:span text:style-name="T56">=</text:span><text:span text:style-name="T28"> </text:span><text:span text:style-name="T58">0</text:span><text:span text:style-name="T56">;</text:span><text:span text:style-name="T28"> i</text:span><text:span text:style-name="T56">&lt;</text:span><text:span text:style-name="T28">myList</text:span><text:span text:style-name="T56">.</text:span><text:span text:style-name="T28">size</text:span><text:span text:style-name="T56">();</text:span><text:span text:style-name="T28"> i</text:span><text:span text:style-name="T56">++){</text:span></text:p>
      <text:p text:style-name="P95"><text:span text:style-name="T28"><text:s text:c="8"/></text:span><text:span text:style-name="T59">System</text:span><text:span text:style-name="T57">.</text:span><text:span text:style-name="T55">out</text:span><text:span text:style-name="T57">.</text:span><text:span text:style-name="T38">println</text:span><text:span text:style-name="T57">(</text:span><text:span text:style-name="T38">myList</text:span><text:span text:style-name="T57">.</text:span><text:span text:style-name="T55">get</text:span><text:span text:style-name="T57">(</text:span><text:span text:style-name="T38">i</text:span><text:span text:style-name="T57">));</text:span></text:p>
      <text:p text:style-name="P95"><text:span text:style-name="T28"><text:s text:c="8"/></text:span><text:span text:style-name="T55">if</text:span><text:span text:style-name="T57">(</text:span><text:span text:style-name="T38">myList</text:span><text:span text:style-name="T57">.</text:span><text:span text:style-name="T55">get</text:span><text:span text:style-name="T57">(</text:span><text:span text:style-name="T38">i</text:span><text:span text:style-name="T57">).</text:span><text:span text:style-name="T38">equals</text:span><text:span text:style-name="T57">(</text:span><text:span text:style-name="T60">"3"</text:span><text:span text:style-name="T57">)){</text:span></text:p>
      <text:p text:style-name="P95"><text:span text:style-name="T28"><text:s text:c="16"/></text:span><text:span text:style-name="T38">myList</text:span><text:span text:style-name="T57">.</text:span><text:span text:style-name="T38">remove</text:span><text:span text:style-name="T57">(</text:span><text:span text:style-name="T38">i</text:span><text:span text:style-name="T57">);</text:span></text:p>
      <text:p text:style-name="P95"><text:span text:style-name="T28"><text:s text:c="16"/></text:span><text:span text:style-name="T38">i</text:span><text:span text:style-name="T57">--;</text:span></text:p>
      <text:p text:style-name="P95"><text:span text:style-name="T28"><text:s text:c="16"/></text:span><text:span text:style-name="T38">myList</text:span><text:span text:style-name="T57">.</text:span><text:span text:style-name="T38">add</text:span><text:span text:style-name="T57">(</text:span><text:span text:style-name="T60">"6"</text:span><text:span text:style-name="T57">);</text:span></text:p>
      <text:p text:style-name="P95"><text:span text:style-name="T28"><text:s text:c="8"/></text:span><text:span text:style-name="T57">}</text:span></text:p>
      <text:p text:style-name="P97">}</text:p>
      <text:p text:style-name="P10"/>
      <text:p text:style-name="P11"/>
      <text:p text:style-name="P38"><text:span text:style-name="T26">package</text:span><text:span text:style-name="T30"> concurrentmodificationexample;</text:span></text:p>
      <text:p text:style-name="P48"/>
      <text:p text:style-name="P44"><text:span text:style-name="T25">import</text:span><text:span text:style-name="T30"> java.util.*;</text:span></text:p>
      <text:p text:style-name="P44"><text:span text:style-name="T25">import</text:span><text:span text:style-name="T30"> java.util.concurrent.ConcurrentHashMap;</text:span></text:p>
      <text:p text:style-name="P44"><text:span text:style-name="T25">import</text:span><text:span text:style-name="T30"> java.util.concurrent.CopyOnWriteArrayList;</text:span></text:p>
      <text:p text:style-name="P48"/>
      <text:p text:style-name="P44"><text:span text:style-name="T25">public</text:span><text:span text:style-name="T30"> </text:span><text:span text:style-name="T25">class</text:span><text:span text:style-name="T30"> IteratorExample {</text:span></text:p>
      <text:p text:style-name="P48"/>
      <text:p text:style-name="P44"><text:span text:style-name="T30"><text:tab/></text:span><text:span text:style-name="T25">public</text:span><text:span text:style-name="T30"> </text:span><text:span text:style-name="T25">static</text:span><text:span text:style-name="T30"> </text:span><text:span text:style-name="T25">void</text:span><text:span text:style-name="T30"> main(String </text:span><text:span text:style-name="T39">args</text:span><text:span text:style-name="T30">[]){</text:span></text:p>
      <text:p text:style-name="P44"><text:span text:style-name="T30"><text:tab/><text:tab/>List&lt;String&gt; </text:span><text:span text:style-name="T39">myList</text:span><text:span text:style-name="T30"> = </text:span><text:span text:style-name="T25">new</text:span><text:span text:style-name="T30"> CopyOnWriteArrayList&lt;String&gt;();</text:span></text:p>
      <text:p text:style-name="P46"><text:tab/><text:tab/></text:p>
      <text:p text:style-name="P44"><text:span text:style-name="T30"><text:tab/><text:tab/></text:span><text:span text:style-name="T39">myList</text:span><text:span text:style-name="T30">.add(</text:span><text:span text:style-name="T41">"1"</text:span><text:span text:style-name="T30">);</text:span></text:p>
      <text:p text:style-name="P44"><text:span text:style-name="T30"><text:tab/><text:tab/></text:span><text:span text:style-name="T39">myList</text:span><text:span text:style-name="T30">.add(</text:span><text:span text:style-name="T41">"2"</text:span><text:span text:style-name="T30">);</text:span></text:p>
      <text:p text:style-name="P44"><text:span text:style-name="T30"><text:tab/><text:tab/></text:span><text:span text:style-name="T39">myList</text:span><text:span text:style-name="T30">.add(</text:span><text:span text:style-name="T41">"3"</text:span><text:span text:style-name="T30">);</text:span></text:p>
      <text:p text:style-name="P44"><text:span text:style-name="T30"><text:tab/><text:tab/></text:span><text:span text:style-name="T39">myList</text:span><text:span text:style-name="T30">.add(</text:span><text:span text:style-name="T41">"4"</text:span><text:span text:style-name="T30">);</text:span></text:p>
      <text:p text:style-name="P44"><text:span text:style-name="T30"><text:tab/><text:tab/></text:span><text:span text:style-name="T39">myList</text:span><text:span text:style-name="T30">.add(</text:span><text:span text:style-name="T41">"5"</text:span><text:span text:style-name="T30">);</text:span></text:p>
      <text:p text:style-name="P46"><text:tab/><text:tab/></text:p>
      <text:p text:style-name="P44"><text:span text:style-name="T30"><text:tab/><text:tab/>Iterator&lt;String&gt; </text:span><text:span text:style-name="T39">it</text:span><text:span text:style-name="T30"> = </text:span><text:span text:style-name="T39">myList</text:span><text:span text:style-name="T30">.iterator();</text:span></text:p>
      <text:p text:style-name="P44"><text:span text:style-name="T30"><text:tab/><text:tab/></text:span><text:span text:style-name="T25">while</text:span><text:span text:style-name="T30">(</text:span><text:span text:style-name="T39">it</text:span><text:span text:style-name="T30">.hasNext()){</text:span></text:p>
      <text:p text:style-name="P44"><text:span text:style-name="T30"><text:tab/><text:tab/><text:tab/>String </text:span><text:span text:style-name="T39">value</text:span><text:span text:style-name="T30"> = </text:span><text:span text:style-name="T39">it</text:span><text:span text:style-name="T30">.next();</text:span></text:p>
      <text:p text:style-name="P44"><text:span text:style-name="T30"><text:tab/><text:tab/><text:tab/>System.</text:span><text:span text:style-name="T40">out</text:span><text:span text:style-name="T30">.println(</text:span><text:span text:style-name="T41">"List Value:"</text:span><text:span text:style-name="T30">+</text:span><text:span text:style-name="T39">value</text:span><text:span text:style-name="T30">);</text:span></text:p>
      <text:p text:style-name="P44"><text:span text:style-name="T30"><text:tab/><text:tab/><text:tab/></text:span><text:span text:style-name="T43">//if(value.equals("3")) myList.remove(value);</text:span></text:p>
      <text:p text:style-name="P46"><text:tab/><text:tab/>}</text:p>
      <text:p text:style-name="P46"><text:tab/><text:tab/></text:p>
      <text:p text:style-name="P44"><text:span text:style-name="T30"><text:tab/><text:tab/>Map&lt;String,String&gt; </text:span><text:span text:style-name="T39">myMap</text:span><text:span text:style-name="T30"> = </text:span><text:span text:style-name="T25">new</text:span><text:span text:style-name="T30"> ConcurrentHashMap&lt;String,String&gt;();</text:span></text:p>
      <text:p text:style-name="P44"><text:span text:style-name="T30"><text:tab/><text:tab/></text:span><text:span text:style-name="T39">myMap</text:span><text:span text:style-name="T30">.put(</text:span><text:span text:style-name="T41">"1"</text:span><text:span text:style-name="T30">, </text:span><text:span text:style-name="T41">"1"</text:span><text:span text:style-name="T30">);</text:span></text:p>
      <text:p text:style-name="P44"><text:span text:style-name="T30"><text:tab/><text:tab/></text:span><text:span text:style-name="T39">myMap</text:span><text:span text:style-name="T30">.put(</text:span><text:span text:style-name="T41">"2"</text:span><text:span text:style-name="T30">, </text:span><text:span text:style-name="T41">"2"</text:span><text:span text:style-name="T30">);</text:span></text:p>
      <text:p text:style-name="P44"><text:soft-page-break/><text:span text:style-name="T30"><text:tab/><text:tab/></text:span><text:span text:style-name="T39">myMap</text:span><text:span text:style-name="T30">.put(</text:span><text:span text:style-name="T41">"3"</text:span><text:span text:style-name="T30">, </text:span><text:span text:style-name="T41">"3"</text:span><text:span text:style-name="T30">);</text:span></text:p>
      <text:p text:style-name="P48"/>
      <text:p text:style-name="P44"><text:span text:style-name="T30"><text:tab/><text:tab/>Iterator&lt;String&gt; </text:span><text:span text:style-name="T39">it1</text:span><text:span text:style-name="T30"> = </text:span><text:span text:style-name="T39">myMap</text:span><text:span text:style-name="T30">.keySet().iterator();</text:span></text:p>
      <text:p text:style-name="P44"><text:span text:style-name="T30"><text:tab/><text:tab/></text:span><text:span text:style-name="T25">while</text:span><text:span text:style-name="T30">(</text:span><text:span text:style-name="T39">it1</text:span><text:span text:style-name="T30">.hasNext()){</text:span></text:p>
      <text:p text:style-name="P44"><text:span text:style-name="T30"><text:tab/><text:tab/><text:tab/>String </text:span><text:span text:style-name="T39">key</text:span><text:span text:style-name="T30"> = </text:span><text:span text:style-name="T39">it1</text:span><text:span text:style-name="T30">.next();</text:span></text:p>
      <text:p text:style-name="P44"><text:span text:style-name="T30"><text:tab/><text:tab/><text:tab/>System.</text:span><text:span text:style-name="T40">out</text:span><text:span text:style-name="T30">.println(</text:span><text:span text:style-name="T41">"Map Value:"</text:span><text:span text:style-name="T30">+</text:span><text:span text:style-name="T39">myMap</text:span><text:span text:style-name="T30">.get(</text:span><text:span text:style-name="T39">key</text:span><text:span text:style-name="T30">));</text:span></text:p>
      <text:p text:style-name="P44"><text:span text:style-name="T30"><text:tab/><text:tab/><text:tab/></text:span><text:span text:style-name="T25">if</text:span><text:span text:style-name="T30">(</text:span><text:span text:style-name="T39">key</text:span><text:span text:style-name="T30">.equals(</text:span><text:span text:style-name="T41">"2"</text:span><text:span text:style-name="T30">)){</text:span></text:p>
      <text:p text:style-name="P44"><text:span text:style-name="T30"><text:tab/><text:tab/><text:tab/><text:tab/></text:span><text:span text:style-name="T39">myMap</text:span><text:span text:style-name="T30">.put(</text:span><text:span text:style-name="T41">"1"</text:span><text:span text:style-name="T30">,</text:span><text:span text:style-name="T41">"4"</text:span><text:span text:style-name="T30">);</text:span></text:p>
      <text:p text:style-name="P44"><text:span text:style-name="T30"><text:tab/><text:tab/><text:tab/><text:tab/></text:span><text:span text:style-name="T39">myMap</text:span><text:span text:style-name="T30">.put(</text:span><text:span text:style-name="T41">"4"</text:span><text:span text:style-name="T30">, </text:span><text:span text:style-name="T41">"4"</text:span><text:span text:style-name="T30">);</text:span></text:p>
      <text:p text:style-name="P46"><text:tab/><text:tab/><text:tab/>}</text:p>
      <text:p text:style-name="P46"><text:tab/><text:tab/>}</text:p>
      <text:p text:style-name="P48"/>
      <text:p text:style-name="P46"><text:tab/>}</text:p>
      <text:p text:style-name="P46">}</text:p>
      <text:p text:style-name="P11"/>
      <text:p text:style-name="P11"/>
      <text:p text:style-name="P38"><text:span text:style-name="T31">o</text:span><text:span text:style-name="T30">utput</text:span></text:p>
      <text:p text:style-name="P14">List Value:1</text:p>
      <text:p text:style-name="P46">List Value:2</text:p>
      <text:p text:style-name="P46">List Value:3</text:p>
      <text:p text:style-name="P46">List Value:4</text:p>
      <text:p text:style-name="P46">List Value:5</text:p>
      <text:p text:style-name="P46">Map Value:1</text:p>
      <text:p text:style-name="P46">Map Value:2</text:p>
      <text:p text:style-name="P46">Map Value:3</text:p>
      <text:p text:style-name="P46">Map Value:4</text:p>
      <text:p text:style-name="P14"/>
      <text:p text:style-name="P14"/>
      <text:p text:style-name="P14">From the above example its clear that:</text:p>
      <text:p text:style-name="P14"/>
      <text:p text:style-name="P38"><text:span text:style-name="T32">1.</text:span><text:span text:style-name="T30">Concurrent Collection classes can be modified safely, they will not throw ConcurrentModificationException.</text:span></text:p>
      <text:p text:style-name="P14"/>
      <text:p text:style-name="P38"><text:span text:style-name="T32">2.</text:span><text:span text:style-name="T30">In case of CopyOnWriteArrayList, iterator doesn’t accommodate the changes in the list and works on the original list.</text:span></text:p>
      <text:p text:style-name="P14"/>
      <text:p text:style-name="P1"><text:span text:style-name="T36">3.</text:span><text:a xlink:type="simple" xlink:href="https://www.journaldev.com/2389/java-8-features-with-examples#functional-interface-lambdas" text:style-name="Internet_20_link" text:visited-style-name="Visited_20_Internet_20_Link">Functional Interfaces and Lambda Expressions</text:a><text:span text:style-name="T36">:-</text:span></text:p>
      <text:p text:style-name="P1"><text:span text:style-name="T30">Functional interface has introduces in java 1.8 .An interface has exactly one abstract method become as Functional interface.</text:span><text:span text:style-name="T33">java.lang.Runnable interface with single abstract method is an example of functional interface.</text:span></text:p>
      <text:p text:style-name="P15"/>
      <text:p text:style-name="P36"><text:span text:style-name="T33">O</text:span><text:span text:style-name="T30">ne of the benefit Function interface to use Lambada expression to initiate them.</text:span></text:p>
      <text:p text:style-name="P16"><text:s/>We can initiate interface <text:s/>with anonymous class also but its look like bulky.</text:p>
      <text:p text:style-name="P91">Runnable r = new Runnable(){</text:p>
      <text:p text:style-name="P94"><text:s text:c="24"/><text:span text:style-name="T61">@Override</text:span></text:p>
      <text:p text:style-name="P94"><text:s text:c="24"/><text:span text:style-name="T61">public void run() {</text:span></text:p>
      <text:p text:style-name="P94"><text:s text:c="32"/><text:span text:style-name="T61">System.out.println("My Runnable");</text:span></text:p>
      <text:p text:style-name="P94"><text:s text:c="24"/><text:span text:style-name="T61">}};</text:span></text:p>
      <text:p text:style-name="P16"/>
      <text:p text:style-name="P16">To initiate the Interface using Lambda expression we use only method argument and business logic. We can write above code using Lambda expression given below.</text:p>
      <text:p text:style-name="P16"><text:soft-page-break/></text:p>
      <text:p text:style-name="P16">Runnable r1 =()→{</text:p>
      <text:p text:style-name="P16"><text:tab/><text:tab/><text:tab/><text:tab/>sysout(“My Runnable”);</text:p>
      <text:p text:style-name="P16"><text:tab/><text:tab/>{</text:p>
      <text:p text:style-name="P16"/>
      <text:p text:style-name="P30">If you have single statement in method implementation, we don’t need curly braces also. For example above Interface1 anonymous class can be instantiated using lambda as follows.</text:p>
      <text:p text:style-name="P30"/>
      <text:p text:style-name="P31"/>
      <text:p text:style-name="P93">Interface1 i1 = (s) -&gt; System.out.println(s);</text:p>
      <text:p text:style-name="P93">i1.method1("abc");</text:p>
      <text:p text:style-name="P94"><text:s text:c="16"/></text:p>
      <text:p text:style-name="P98"/>
      <text:p text:style-name="P14"/>
      <text:p text:style-name="P65">So lambda expressions are means to create anonymous classes of functional interfaces easily. There are no runtime benefits of using lambda expressions, so I will use it cautiously because I don’t mind writing few extra lines of code.</text:p>
      <text:p text:style-name="P8"><text:span text:style-name="T14">A new package </text:span><text:span text:style-name="Source_20_Text"><text:span text:style-name="T18">java.util.function</text:span></text:span><text:span text:style-name="T14"> has been added with bunch of functional interfaces to provide target types for lambda expressions and method references. </text:span></text:p>
      <text:p text:style-name="P8"><text:span text:style-name="T16">4.</text:span><text:a xlink:type="simple" xlink:href="https://www.journaldev.com/2389/java-8-features-with-examples#java-stream-api" text:style-name="Internet_20_link" text:visited-style-name="Visited_20_Internet_20_Link"><text:span text:style-name="T15">Java Stream API for Bulk Data Operations on Collections</text:span></text:a></text:p>
      <text:p text:style-name="P80"><text:span text:style-name="T19">In java 8 java.util.stream has been added to work on collection for filter/reduce/map kind of operation based on some condition.</text:span></text:p>
      <text:p text:style-name="P77"><text:span text:style-name="T22">Stream Api allow us to perform sequential and <text:s/>parallel operation.</text:span><text:a xlink:type="simple" xlink:href="http://marketplace.eclipse.org/marketplace-client-intro?mpc_install=84997" text:style-name="Internet_20_link" text:visited-style-name="Visited_20_Internet_20_Link"><text:span text:style-name="T19">Install</text:span></text:a></text:p>
      <text:p text:style-name="P80"><text:span text:style-name="T19">Collection interface has extended with stream() and parallelStream() default methods to get stream on sequential and parallel execution.</text:span></text:p>
      <text:p text:style-name="P80"><text:span text:style-name="T19">Example</text:span></text:p>
      <text:p text:style-name="P81"><text:span text:style-name="T19">import java.util.ArrayList;</text:span></text:p>
      <text:p text:style-name="P81"><text:span text:style-name="T19">import java.util.List;</text:span></text:p>
      <text:p text:style-name="P81"><text:span text:style-name="T19">import java.util.stream.Stream;</text:span></text:p>
      <text:p text:style-name="P81"><text:soft-page-break/><text:span text:style-name="T19"/></text:p>
      <text:p text:style-name="P81"><text:span text:style-name="T19">public class StreamExample {</text:span></text:p>
      <text:p text:style-name="P81"><text:span text:style-name="T19"/></text:p>
      <text:p text:style-name="P81"><text:span text:style-name="T19"><text:tab/>public static void main(String[] args) {</text:span></text:p>
      <text:p text:style-name="P81"><text:span text:style-name="T19"><text:tab/><text:tab/></text:span></text:p>
      <text:p text:style-name="P81"><text:span text:style-name="T19"><text:tab/><text:tab/>List&lt;Integer&gt; myList = new ArrayList&lt;&gt;();</text:span></text:p>
      <text:p text:style-name="P81"><text:span text:style-name="T19"><text:tab/><text:tab/>for(int i=0; i&lt;100; i++) myList.add(i);</text:span></text:p>
      <text:p text:style-name="P81"><text:span text:style-name="T19"><text:tab/><text:tab/></text:span></text:p>
      <text:p text:style-name="P81"><text:span text:style-name="T19"><text:tab/><text:tab/>//sequential stream</text:span></text:p>
      <text:p text:style-name="P81"><text:span text:style-name="T19"><text:tab/><text:tab/>Stream&lt;Integer&gt; sequentialStream = myList.stream();</text:span></text:p>
      <text:p text:style-name="P81"><text:span text:style-name="T19"><text:tab/><text:tab/></text:span></text:p>
      <text:p text:style-name="P81"><text:span text:style-name="T19"><text:tab/><text:tab/>//parallel stream</text:span></text:p>
      <text:p text:style-name="P81"><text:span text:style-name="T19"><text:tab/><text:tab/>Stream&lt;Integer&gt; parallelStream = myList.parallelStream();</text:span></text:p>
      <text:p text:style-name="P81"><text:span text:style-name="T19"><text:tab/><text:tab/></text:span></text:p>
      <text:p text:style-name="P81"><text:span text:style-name="T19"><text:tab/><text:tab/>//using lambda with Stream API, filter example</text:span></text:p>
      <text:p text:style-name="P81"><text:span text:style-name="T19"><text:tab/><text:tab/>Stream&lt;Integer&gt; highNums = parallelStream.filter(p -&gt; p &gt; 90);</text:span></text:p>
      <text:p text:style-name="P81"><text:span text:style-name="T19"><text:tab/><text:tab/>//using lambda in forEach</text:span></text:p>
      <text:p text:style-name="P81"><text:span text:style-name="T19"><text:tab/><text:tab/>highNums.forEach(p -&gt; System.out.println("High Nums parallel="+p));</text:span></text:p>
      <text:p text:style-name="P81"><text:soft-page-break/><text:span text:style-name="T19"><text:tab/><text:tab/></text:span></text:p>
      <text:p text:style-name="P81"><text:span text:style-name="T19"><text:tab/><text:tab/>Stream&lt;Integer&gt; highNumsSeq = sequentialStream.filter(p -&gt; p &gt; 90);</text:span></text:p>
      <text:p text:style-name="P81"><text:span text:style-name="T19"><text:tab/><text:tab/>highNumsSeq.forEach(p -&gt; System.out.println("High Nums sequential="+p));</text:span></text:p>
      <text:p text:style-name="P81"><text:span text:style-name="T19"/></text:p>
      <text:p text:style-name="P81"><text:span text:style-name="T19"><text:tab/>}</text:span></text:p>
      <text:p text:style-name="P81"><text:span text:style-name="T19"/></text:p>
      <text:p text:style-name="P81"><text:span text:style-name="T19">}</text:span></text:p>
      <text:p text:style-name="P82"><text:span text:style-name="T19">Here parallel input is not in order manner but in sequential output is in order.</text:span></text:p>
      <text:p text:style-name="P82"><text:span text:style-name="T20">5.</text:span><text:a xlink:type="simple" xlink:href="https://www.journaldev.com/2389/java-8-features-with-examples#java8-time" text:style-name="Internet_20_link" text:visited-style-name="Visited_20_Internet_20_Link">Java Time API</text:a><text:span text:style-name="T19">:-</text:span></text:p>
      <text:p text:style-name="P83"><text:span text:style-name="T19">in java 8,java.time packages has added which streamline the process of working with time in java.</text:span></text:p>
      <text:p text:style-name="P83"><text:span text:style-name="T19">In time packages if we see the sub-package java.time.zone which provides the time zone and their rules.</text:span></text:p>
      <text:p text:style-name="P83"><text:span text:style-name="T19">Java.time.format ,which provides facilities to parse date and time.</text:span></text:p>
      <text:p text:style-name="P85"><text:span text:style-name="T21">6.</text:span><text:span text:style-name="T17">Concurrency API improvements</text:span></text:p>
      <text:p text:style-name="P75">Some important concurrent API enhancements are:</text:p>
      <text:list xml:id="list6258421840766731347" text:style-name="L2">
        <text:list-item>
          <text:p text:style-name="P78"><text:span text:style-name="Source_20_Text"><text:span text:style-name="T18">ConcurrentHashMap</text:span></text:span><text:span text:style-name="T14"> compute(), forEach(), forEachEntry(), forEachKey(), forEachValue(), merge(), reduce() and search() methods.</text:span></text:p>
        </text:list-item>
        <text:list-item>
          <text:p text:style-name="P89"><text:soft-page-break/><text:span text:style-name="Source_20_Text"><text:span text:style-name="T18">CompletableFuture</text:span></text:span><text:span text:style-name="T14"> that may be explicitly completed (setting its value and status).</text:span></text:p>
        </text:list-item>
        <text:list-item>
          <text:p text:style-name="P89"><text:span text:style-name="Source_20_Text"><text:span text:style-name="T18">Executors</text:span></text:span><text:span text:style-name="T14"> </text:span><text:span text:style-name="Source_20_Text"><text:span text:style-name="T18">newWorkStealingPool()</text:span></text:span><text:span text:style-name="T14"> method to create a work-stealing thread pool using all available processors as its target parallelism level.</text:span></text:p>
        </text:list-item>
      </text:list>
      <text:p text:style-name="P85"><text:span text:style-name="T21">7.</text:span><text:span text:style-name="T17">Java IO improvements</text:span></text:p>
      <text:p text:style-name="P75">Some IO improvements known to me are:</text:p>
      <text:list xml:id="list7596415081815730843" text:style-name="L3">
        <text:list-item>
          <text:p text:style-name="P79"><text:span text:style-name="Source_20_Text"><text:span text:style-name="T18">Files.list(Path dir)</text:span></text:span><text:span text:style-name="T14"> that returns a lazily populated Stream, the elements of which are the entries in the directory.</text:span></text:p>
        </text:list-item>
        <text:list-item>
          <text:p text:style-name="P90"><text:span text:style-name="Source_20_Text"><text:span text:style-name="T18">Files.lines(Path path)</text:span></text:span><text:span text:style-name="T14"> that reads all lines from a file as a Stream.</text:span></text:p>
        </text:list-item>
        <text:list-item>
          <text:p text:style-name="P90"><text:span text:style-name="Source_20_Text"><text:span text:style-name="T18">Files.find()</text:span></text:span><text:span text:style-name="T14"> that returns a Stream that is lazily populated with Path by searching for files in a file tree rooted at a given starting file.</text:span></text:p>
        </text:list-item>
        <text:list-item>
          <text:p text:style-name="P90"><text:span text:style-name="Source_20_Text"><text:span text:style-name="T18">BufferedReader.lines()</text:span></text:span><text:span text:style-name="T14"> that return a Stream, the elements of which are lines read from this BufferedReader.</text:span></text:p>
        </text:list-item>
      </text:list>
      <text:p text:style-name="P84"><text:span text:style-name="T19"/></text:p>
      <text:p text:style-name="P74"/>
      <text:p text:style-name="P14"/>
      <text:p text:style-name="P14"/>
      <text:p text:style-name="P14"/>
      <text:p text:style-name="P62"/>
      <text:p text:style-name="P23"/>
      <text:p text:style-name="P22"/>
      <text:p text:style-name="P22"/>
      <text:p text:style-name="P17"/>
      <text:p text:style-name="P17"/>
      <text:p text:style-name="P17"/>
      <text:p text:style-name="P5"/>
      <text:p text:style-name="P68"/>
      <text:p text:style-name="P68"/>
      <text:p text:style-name="P67"/>
      <text:p text:style-name="P66"><text:soft-page-break/></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Georgia" svg:font-family="Georgia, serif"/>
    <style:font-face style:name="Lohit Devanagari1" svg:font-family="'Lohit Devanagari'"/>
    <style:font-face style:name="Monospace1" svg:font-family="Monospace"/>
    <style:font-face style:name="Raleway" svg:font-family="Raleway, sans-serif"/>
    <style:font-face style:name="inherit" svg:font-family="inherit"/>
    <style:font-face style:name="monospace" svg:font-family="monospace"/>
    <style:font-face style:name="monospace1" svg:font-family="monospace, serif"/>
    <style:font-face style:name="sans-serif" svg:font-family="sans-serif"/>
    <style:font-face style:name="Monospace2"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3" style:display-name="Heading 3" style:family="paragraph" style:parent-style-name="Heading"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nhiBaba </meta:initial-creator>
    <meta:creation-date>2017-12-23T06:12:15.295123888</meta:creation-date>
    <dc:date>2017-12-28T11:01:18.553813138</dc:date>
    <dc:creator>MenhiBaba </dc:creator>
    <meta:editing-duration>PT15H4M40S</meta:editing-duration>
    <meta:editing-cycles>31</meta:editing-cycles>
    <meta:generator>LibreOffice/5.0.6.2$Linux_X86_64 LibreOffice_project/00$Build-2</meta:generator>
    <meta:document-statistic meta:table-count="0" meta:image-count="0" meta:object-count="0" meta:page-count="14" meta:paragraph-count="365" meta:word-count="1990" meta:character-count="15410" meta:non-whitespace-character-count="13212"/>
  </office:meta>
</office:document-meta>
</file>